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apple-system" svg:font-family="apple-system, system-u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text-properties style:font-name="Arial"/>
    </style:style>
    <style:style style:name="P11" style:family="paragraph" style:parent-style-name="Text_20_body" style:list-style-name="L2">
      <style:text-properties style:font-name="Arial" fo:font-weight="bold"/>
    </style:style>
    <style:style style:name="P12" style:family="paragraph" style:parent-style-name="Text_20_body" style:list-style-name="L3">
      <style:text-properties style:font-name="Arial" fo:font-weight="bold"/>
    </style:style>
    <style:style style:name="P13" style:family="paragraph" style:parent-style-name="Text_20_body" style:list-style-name="L4">
      <style:text-properties style:font-name="Arial" fo:font-weight="bold"/>
    </style:style>
    <style:style style:name="P14" style:family="paragraph" style:parent-style-name="Text_20_body" style:list-style-name="L5">
      <style:text-properties style:font-name="Arial" fo:font-weight="bold"/>
    </style:style>
    <style:style style:name="P15" style:family="paragraph" style:parent-style-name="Text_20_body" style:list-style-name="L6">
      <style:text-properties style:font-name="Arial" fo:font-weight="bold"/>
    </style:style>
    <style:style style:name="P16" style:family="paragraph" style:parent-style-name="Text_20_body" style:list-style-name="L7">
      <style:text-properties style:font-name="Arial" fo:font-weight="bold"/>
    </style:style>
    <style:style style:name="P17" style:family="paragraph" style:parent-style-name="Text_20_body" style:list-style-name="L8">
      <style:text-properties style:font-name="Arial" fo:font-weight="bold"/>
    </style:style>
    <style:style style:name="P18" style:family="paragraph" style:parent-style-name="Text_20_body" style:list-style-name="L9">
      <style:text-properties style:font-name="Arial" fo:font-weight="bold"/>
    </style:style>
    <style:style style:name="P19" style:family="paragraph" style:parent-style-name="Text_20_body" style:list-style-name="L10">
      <style:text-properties style:font-name="Arial" fo:font-weight="bold"/>
    </style:style>
    <style:style style:name="P20" style:family="paragraph" style:parent-style-name="Text_20_body" style:list-style-name="L4">
      <style:text-properties style:font-name="Arial"/>
    </style:style>
    <style:style style:name="P21" style:family="paragraph" style:parent-style-name="Text_20_body" style:list-style-name="L5">
      <style:text-properties style:font-name="Arial"/>
    </style:style>
    <style:style style:name="P22" style:family="paragraph" style:parent-style-name="Text_20_body" style:list-style-name="L6">
      <style:text-properties style:font-name="Arial"/>
    </style:style>
    <style:style style:name="P23" style:family="paragraph" style:parent-style-name="Text_20_body">
      <style:paragraph-properties fo:orphans="2" fo:widows="2"/>
      <style:text-properties style:font-name="Arial"/>
    </style:style>
    <style:style style:name="P24" style:family="paragraph" style:parent-style-name="Text_20_body" style:list-style-name="L1">
      <style:paragraph-properties fo:orphans="2" fo:widows="2"/>
      <style:text-properties style:font-name="Arial"/>
    </style:style>
    <style:style style:name="P25" style:family="paragraph" style:parent-style-name="Text_20_body">
      <style:text-properties style:font-name="Arial" fo:font-style="italic"/>
    </style:style>
    <style:style style:name="P26" style:family="paragraph" style:parent-style-name="Text_20_body" style:list-style-name="L1">
      <style:paragraph-properties fo:margin-top="0cm" fo:margin-bottom="0cm" fo:orphans="2" fo:widows="2"/>
    </style:style>
    <style:style style:name="P27" style:family="paragraph" style:parent-style-name="Text_20_body" style:list-style-name="L1">
      <style:paragraph-properties fo:orphans="2" fo:widows="2" fo:padding="0.074cm" fo:border-left="none" fo:border-right="none" fo:border-top="none" fo:border-bottom="0.035cm solid #000000" style:join-border="false"/>
    </style:style>
    <style:style style:name="P28" style:family="paragraph" style:parent-style-name="Text_20_body">
      <style:paragraph-properties fo:orphans="2" fo:widows="2" fo:padding="0.074cm" fo:border-left="none" fo:border-right="none" fo:border-top="none" fo:border-bottom="0.035cm solid #000000" style:join-border="false"/>
      <style:text-properties style:font-name="Arial" fo:font-size="16pt" fo:font-weight="bold" fo:background-color="#ffff00" style:font-size-asian="16pt" style:font-weight-asian="bold" style:font-size-complex="16pt" style:font-weight-complex="bold"/>
    </style:style>
    <style:style style:name="P29" style:family="paragraph" style:parent-style-name="Horizontal_20_Line">
      <style:text-properties style:font-name="Arial"/>
    </style:style>
    <style:style style:name="P30" style:family="paragraph" style:parent-style-name="Heading_20_3">
      <style:text-properties style:font-name="Arial"/>
    </style:style>
    <style:style style:name="P31" style:family="paragraph" style:parent-style-name="Heading_20_3">
      <style:paragraph-properties fo:orphans="2" fo:widows="2"/>
      <style:text-properties style:font-name="Arial" fo:font-size="16pt" fo:font-weight="bold" fo:background-color="#ffff00" style:font-size-asian="16pt" style:font-weight-asian="bold" style:font-size-complex="16pt" style:font-weight-complex="bold"/>
    </style:style>
    <style:style style:name="P32" style:family="paragraph" style:parent-style-name="Table_20_Contents">
      <style:text-properties fo:font-size="2pt" style:font-size-asian="2pt" style:font-size-complex="2pt"/>
    </style:style>
    <style:style style:name="P33" style:family="paragraph" style:parent-style-name="Heading_20_1">
      <style:paragraph-properties fo:padding="0.074cm" fo:border-left="none" fo:border-right="none" fo:border-top="none" fo:border-bottom="0.035cm solid #000000" style:join-border="false"/>
      <style:text-properties fo:font-variant="normal" fo:text-transform="none" fo:color="#000000" style:font-name="Arial" fo:font-size="18pt" fo:letter-spacing="normal" fo:font-style="normal" fo:font-weight="bold" fo:background-color="#ffff00" style:font-size-asian="18pt" style:font-size-complex="18pt"/>
    </style:style>
    <style:style style:name="P34" style:family="paragraph" style:parent-style-name="Heading_20_2">
      <style:paragraph-properties fo:orphans="2" fo:widows="2"/>
      <style:text-properties style:font-name="Arial" fo:font-size="16pt" fo:font-weight="bold" fo:background-color="#ffff00" style:font-size-asian="16pt" style:font-weight-asian="bold" style:font-size-complex="16pt" style:font-weight-complex="bold"/>
    </style:style>
    <style:style style:name="P35" style:family="paragraph" style:parent-style-name="Heading_20_2">
      <style:paragraph-properties fo:margin-left="0cm" fo:margin-right="0cm" fo:margin-top="0.376cm" fo:margin-bottom="0.189cm" fo:orphans="2" fo:widows="2" fo:text-indent="0cm" style:auto-text-indent="false"/>
      <style:text-properties fo:font-variant="normal" fo:text-transform="none" fo:color="#000000" style:font-name="Arial" fo:font-size="10.6499996185303pt" fo:letter-spacing="normal" fo:font-style="normal" fo:font-weight="bold"/>
    </style:style>
    <style:style style:name="P36" style:family="paragraph" style:parent-style-name="Heading_20_2">
      <style:paragraph-properties fo:orphans="2" fo:widows="2" fo:break-before="page"/>
      <style:text-properties style:font-name="Arial" fo:font-size="16pt" fo:font-weight="bold" fo:background-color="#ffff00" style:font-size-asian="16pt" style:font-weight-asian="bold" style:font-size-complex="16pt" style:font-weight-complex="bold"/>
    </style:style>
    <style:style style:name="T1" style:family="text">
      <style:text-properties fo:font-variant="normal" fo:text-transform="none" fo:color="#000000" style:font-name="apple-system" fo:font-size="8.64999961853027pt" fo:letter-spacing="normal" fo:font-style="normal" fo:font-weight="normal"/>
    </style:style>
    <style:style style:name="T2" style:family="text">
      <style:text-properties fo:font-variant="normal" fo:text-transform="none" fo:color="#000000" style:font-name="apple-system" fo:font-size="8.64999961853027pt" fo:letter-spacing="normal" fo:font-style="normal" fo:font-weight="normal" fo:background-color="#ffff00"/>
    </style:style>
    <style:style style:name="T3" style:family="text">
      <style:text-properties fo:font-variant="normal" fo:text-transform="none" fo:color="#000000" style:font-name="apple-system" fo:font-size="8.64999961853027pt" fo:letter-spacing="normal" fo:font-style="normal" fo:font-weight="normal" fo:background-color="transparent"/>
    </style:style>
    <style:style style:name="T4" style:family="text">
      <style:text-properties fo:font-variant="normal" fo:text-transform="none" fo:color="#000000" style:font-name="apple-system" fo:letter-spacing="normal" fo:font-style="normal"/>
    </style:style>
    <style:style style:name="T5" style:family="text">
      <style:text-properties fo:font-variant="normal" fo:text-transform="none" fo:color="#000000" style:font-name="apple-system" fo:letter-spacing="normal" fo:font-style="normal" fo:font-weight="normal"/>
    </style:style>
    <style:style style:name="T6" style:family="text">
      <style:text-properties fo:font-variant="normal" fo:text-transform="none" fo:color="#000000" fo:font-size="8.64999961853027pt" fo:letter-spacing="normal" fo:font-style="normal" fo:font-weight="normal"/>
    </style:style>
    <style:style style:name="T7" style:family="text">
      <style:text-properties fo:font-variant="normal" fo:text-transform="none" fo:color="#000000" fo:font-size="8.64999961853027pt" fo:letter-spacing="normal" fo:font-style="normal" fo:font-weight="normal" fo:background-color="transparent"/>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style:font-name="Arial" fo:font-size="8.64999961853027pt" fo:letter-spacing="normal" fo:font-style="normal" fo:font-weight="normal"/>
    </style:style>
    <style:style style:name="T10" style:family="text">
      <style:text-properties fo:font-variant="normal" fo:text-transform="none" fo:color="#000000" style:font-name="Arial" fo:letter-spacing="normal" fo:font-style="normal" fo:font-weight="normal"/>
    </style:style>
    <style:style style:name="T11" style:family="text">
      <style:text-properties fo:font-variant="normal" fo:text-transform="none" fo:color="#000000" style:font-name="Arial" fo:font-size="12pt" fo:letter-spacing="normal" fo:font-style="normal" fo:font-weight="normal" style:font-size-asian="12pt" style:font-size-complex="12pt"/>
    </style:style>
    <style:style style:name="T12" style:family="text">
      <style:text-properties fo:font-variant="normal" fo:text-transform="none" fo:color="#000000" style:font-name="Arial" fo:font-size="11pt" fo:letter-spacing="normal" fo:font-style="normal" fo:font-weight="normal" style:font-size-asian="11pt" style:font-size-complex="11pt"/>
    </style:style>
    <style:style style:name="T13" style:family="text">
      <style:text-properties fo:font-variant="normal" fo:text-transform="none" fo:color="#000000" style:font-name="Arial" fo:font-size="13pt" fo:letter-spacing="normal" fo:font-style="normal" fo:font-weight="normal" style:font-size-asian="13pt" style:font-size-complex="13pt"/>
    </style:style>
    <style:style style:name="T14" style:family="text">
      <style:text-properties fo:font-weight="bold"/>
    </style:style>
    <style:style style:name="T15" style:family="text">
      <style:text-properties fo:background-color="#ffff00"/>
    </style:style>
    <style:style style:name="T16" style:family="text">
      <style:text-properties fo:font-style="italic"/>
    </style:style>
    <style:style style:name="T17" style:family="text">
      <style:text-properties style:font-name="Arial"/>
    </style:style>
    <style:style style:name="T18" style:family="text">
      <style:text-properties style:font-name="Arial" fo:font-weight="bold"/>
    </style:style>
    <style:style style:name="T19" style:family="text">
      <style:text-properties style:font-weight-asian="normal" style:font-weight-complex="normal"/>
    </style:style>
    <style:style style:name="T20" style:family="text">
      <style:text-properties fo:font-size="12pt" style:font-size-asian="12pt" style:font-size-complex="12pt"/>
    </style:style>
    <style:style style:name="T21" style:family="text">
      <style:text-properties fo:font-size="11pt" style:font-size-asian="11pt" style:font-size-complex="11pt"/>
    </style:style>
    <style:style style:name="T22" style:family="text">
      <style:text-properties fo:font-size="13pt" style:font-size-asian="13pt" style:font-size-complex="13pt"/>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Simplified DJAMMS Architecture Proposal (<text:span text:style-name="T19">FINAL REVISION)</text:span></text:h>
      <text:h text:style-name="P35" text:outline-level="2">Core Principles</text:h>
      <text:list xml:id="list6784503849879693731" text:style-name="L1">
        <text:list-item>
          <text:p text:style-name="P26"><text:span text:style-name="Strong_20_Emphasis"><text:span text:style-name="T11">Maintain multi-window real-time sync</text:span></text:span><text:span text:style-name="T11"> as the primary requirement</text:span></text:p>
        </text:list-item>
        <text:list-item>
          <text:p text:style-name="P26"><text:span text:style-name="Strong_20_Emphasis"><text:span text:style-name="T11">Reduce abstraction layers</text:span></text:span><text:span text:style-name="T11"> from 4+ (stores → services → database) to 2 (stores → database)</text:span></text:p>
        </text:list-item>
        <text:list-item>
          <text:p text:style-name="P26"><text:span text:style-name="Strong_20_Emphasis"><text:span text:style-name="T11">Simplify venue_id logic</text:span></text:span><text:span text:style-name="T11"> by using Appwrite user ID directly</text:span></text:p>
        </text:list-item>
        <text:list-item>
          <text:p text:style-name="P26"><text:span text:style-name="Strong_20_Emphasis"><text:span text:style-name="T11">Consolidate state management</text:span></text:span><text:span text:style-name="T11"> into fewer, more focused stores</text:span></text:p>
        </text:list-item>
        <text:list-item>
          <text:p text:style-name="P27"><text:span text:style-name="Strong_20_Emphasis"><text:span text:style-name="T11">Add commercial-grade robustness</text:span></text:span><text:span text:style-name="T11">: automatic recovery, error boundaries, offline support, and redundant sync mechanisms</text:span></text:p>
        </text:list-item>
      </text:list>
      <text:h text:style-name="P30" text:outline-level="3"><text:span text:style-name="T15">APPWRITE FUNCTIONS<text:line-break/></text:span><text:span text:style-name="T7">Below is a revised, consolidated list of five essential Appwrite functions, along with their detailed responsibilities.</text:span><text:span text:style-name="T6"><text:line-break/></text:span><text:line-break/>1. <text:span text:style-name="T14">Auth &amp; Setup Handler</text:span></text:h>
      <text:p text:style-name="P10">This function combines user authentication handling with the initial setup of a new venue. It's the core of user and venue creation.</text:p>
      <text:list xml:id="list6283397860261097750" text:style-name="L2">
        <text:list-item>
          <text:p text:style-name="P1"><text:span text:style-name="T18">Triggers:</text:span><text:span text:style-name="T17"> Appwrite </text:span><text:span text:style-name="Source_20_Text"><text:span text:style-name="T17">users.onCreate</text:span></text:span><text:span text:style-name="T17"> event (for new users) and a manual API call from the UI (for login).</text:span></text:p>
        </text:list-item>
        <text:list-item>
          <text:p text:style-name="P11">Responsibilities:</text:p>
          <text:list>
            <text:list-item>
              <text:p text:style-name="P1"><text:span text:style-name="T18">User Provisioning:</text:span><text:span text:style-name="T17"> On </text:span><text:span text:style-name="Source_20_Text"><text:span text:style-name="T17">users.onCreate</text:span></text:span><text:span text:style-name="T17">, it creates the user's profile in the </text:span><text:span text:style-name="Source_20_Text"><text:span text:style-name="T17">users</text:span></text:span><text:span text:style-name="T17"> collection, sets their role, and initializes their preferences.</text:span></text:p>
            </text:list-item>
            <text:list-item>
              <text:p text:style-name="P1"><text:span text:style-name="T18">Venue Creation:</text:span><text:span text:style-name="T17"> If the user is a new venue owner, this function creates a new entry in the </text:span><text:span text:style-name="Source_20_Text"><text:span text:style-name="T17">venues</text:span></text:span><text:span text:style-name="T17"> collection and populates it with default, empty state for </text:span><text:span text:style-name="Source_20_Text"><text:span text:style-name="T17">now_playing</text:span></text:span><text:span text:style-name="T17">, </text:span><text:span text:style-name="Source_20_Text"><text:span text:style-name="T17">active_queue</text:span></text:span><text:span text:style-name="T17">, and </text:span><text:span text:style-name="Source_20_Text"><text:span text:style-name="T17">player_settings</text:span></text:span><text:span text:style-name="T17">.</text:span></text:p>
            </text:list-item>
            <text:list-item>
              <text:p text:style-name="P1"><text:span text:style-name="T18">Post-Login Actions:</text:span><text:span text:style-name="T17"> After a user logs in, this function can retrieve their associated </text:span><text:span text:style-name="Source_20_Text"><text:span text:style-name="T17">venue_id</text:span></text:span><text:span text:style-name="T17"> and preferences, preparing the UI for the session.</text:span></text:p>
            </text:list-item>
          </text:list>
        </text:list-item>
      </text:list>
      <text:h text:style-name="P30" text:outline-level="3">2. <text:span text:style-name="T14">Player &amp; Venue State Manager</text:span></text:h>
      <text:p text:style-name="Text_20_body"><text:span text:style-name="T17">This is the most critical function. It's the sole endpoint for all real-time updates from the video player. This consolidation eliminates the need for a separate </text:span><text:span text:style-name="Source_20_Text"><text:span text:style-name="T17">Player-Instance-Manager</text:span></text:span><text:span text:style-name="T17">.</text:span></text:p>
      <text:list xml:id="list2731158382818707319" text:style-name="L3">
        <text:list-item>
          <text:p text:style-name="P2"><text:span text:style-name="T18">Triggers:</text:span><text:span text:style-name="T17"> A manual API call from the player (via </text:span><text:span text:style-name="Source_20_Text"><text:span text:style-name="T17">fetch</text:span></text:span><text:span text:style-name="T17"> requests) on every significant event, such as a state change, a heartbeat, or an API operation acknowledgment.</text:span></text:p>
        </text:list-item>
        <text:list-item>
          <text:p text:style-name="P12">Responsibilities:</text:p>
          <text:list>
            <text:list-item>
              <text:p text:style-name="P2"><text:span text:style-name="T18">State Updates:</text:span><text:span text:style-name="T17"> Processes player-initiated events (</text:span><text:span text:style-name="Source_20_Text"><text:span text:style-name="T17">onStateChange</text:span></text:span><text:span text:style-name="T17">, </text:span><text:span text:style-name="Source_20_Text"><text:span text:style-name="T17">onReady</text:span></text:span><text:span text:style-name="T17">, </text:span><text:span text:style-name="Source_20_Text"><text:span text:style-name="T17">onEnded</text:span></text:span><text:span text:style-name="T17">, etc.). It updates the </text:span><text:span text:style-name="Source_20_Text"><text:span text:style-name="T17">now_playing</text:span></text:span><text:span text:style-name="T17"> and </text:span><text:soft-page-break/><text:span text:style-name="Source_20_Text"><text:span text:style-name="T17">player_settings</text:span></text:span><text:span text:style-name="T17"> objects within the </text:span><text:span text:style-name="Source_20_Text"><text:span text:style-name="T17">venues</text:span></text:span><text:span text:style-name="T17"> collection.</text:span></text:p>
            </text:list-item>
            <text:list-item>
              <text:p text:style-name="P2"><text:span text:style-name="T18">Heartbeat Handling:</text:span><text:span text:style-name="T17"> Updates the </text:span><text:span text:style-name="Source_20_Text"><text:span text:style-name="T17">last_heartbeat_at</text:span></text:span><text:span text:style-name="T17"> timestamp in the </text:span><text:span text:style-name="Source_20_Text"><text:span text:style-name="T17">venues</text:span></text:span><text:span text:style-name="T17"> collection. If a new player connects, it creates a new entry in </text:span><text:span text:style-name="Source_20_Text"><text:span text:style-name="T17">player_instances</text:span></text:span><text:span text:style-name="T17">.</text:span></text:p>
            </text:list-item>
            <text:list-item>
              <text:p text:style-name="P2"><text:span text:style-name="T18">Queue Management:</text:span><text:span text:style-name="T17"> Automatically manages the </text:span><text:span text:style-name="Source_20_Text"><text:span text:style-name="T17">active_queue</text:span></text:span><text:span text:style-name="T17"> and </text:span><text:span text:style-name="Source_20_Text"><text:span text:style-name="T17">priority_queue</text:span></text:span><text:span text:style-name="T17"> based on player events (e.g., when a video ends, it pulls the next video from the queue).</text:span></text:p>
            </text:list-item>
          </text:list>
        </text:list-item>
      </text:list>
      <text:h text:style-name="P30" text:outline-level="3">3. <text:span text:style-name="T14">Playlist &amp; Content Manager</text:span></text:h>
      <text:p text:style-name="P10">This function centralizes all actions related to playlists and content. It's the backend for your content library and playlist management UI.</text:p>
      <text:list xml:id="list2030113483141127798" text:style-name="L4">
        <text:list-item>
          <text:p text:style-name="P20"><text:span text:style-name="T14">Triggers:</text:span> Manual API calls from the UI Admin Console for various actions.</text:p>
        </text:list-item>
        <text:list-item>
          <text:p text:style-name="P13">Responsibilities:</text:p>
          <text:list>
            <text:list-item>
              <text:p text:style-name="P3"><text:span text:style-name="T18">Playlist Operations:</text:span><text:span text:style-name="T17"> Handles creating, updating, deleting, and sharing playlists. This includes the </text:span><text:span text:style-name="Source_20_Text"><text:span text:style-name="T17">Import-Playlist</text:span></text:span><text:span text:style-name="T17"> functionality you mentioned.</text:span></text:p>
            </text:list-item>
            <text:list-item>
              <text:p text:style-name="P20"><text:span text:style-name="T14">Track Management:</text:span> Adds and removes tracks from playlists and manages the queue order.</text:p>
            </text:list-item>
            <text:list-item>
              <text:p text:style-name="P20"><text:span text:style-name="T14">Content Gallery:</text:span> Manages the storage and metadata for uploaded content (images, videos, etc.) in a dedicated bucket.</text:p>
            </text:list-item>
          </text:list>
        </text:list-item>
      </text:list>
      <text:h text:style-name="P30" text:outline-level="3">4. <text:span text:style-name="T14">UI Command &amp; Sync Hub</text:span></text:h>
      <text:p text:style-name="Text_20_body"><text:span text:style-name="T17">This function serves as the bridge between the UI Admin Console and the player state. It's designed to handle user actions and push updates to all clients. This consolidates the </text:span><text:span text:style-name="Source_20_Text"><text:span text:style-name="T17">UI-Instance-Manager</text:span></text:span><text:span text:style-name="T17">.</text:span></text:p>
      <text:list xml:id="list943270711996591052" text:style-name="L5">
        <text:list-item>
          <text:p text:style-name="P21"><text:span text:style-name="T14">Triggers:</text:span> A manual API call from the UI Admin Console (e.g., when a user clicks a button).</text:p>
        </text:list-item>
        <text:list-item>
          <text:p text:style-name="P14">Responsibilities:</text:p>
          <text:list>
            <text:list-item>
              <text:p text:style-name="P4"><text:span text:style-name="T18">Command Processing:</text:span><text:span text:style-name="T17"> Receives UI commands like "play," "pause," "skip," "mute," or "shuffle." It then updates the </text:span><text:span text:style-name="Source_20_Text"><text:span text:style-name="T17">venues</text:span></text:span><text:span text:style-name="T17"> collection accordingly.</text:span></text:p>
            </text:list-item>
            <text:list-item>
              <text:p text:style-name="P21"><text:span text:style-name="T14">Client Synchronization:</text:span> After processing a command, it uses Appwrite's real-time capabilities to broadcast the state change to all connected clients (both players and UIs). This ensures the UI is always in sync with the player's true state without constant polling.</text:p>
            </text:list-item>
          </text:list>
        </text:list-item>
      </text:list>
      <text:h text:style-name="P30" text:outline-level="3">5. <text:span text:style-name="T14">Scheduler &amp; Maintenance Agent</text:span></text:h>
      <text:p text:style-name="P10">This is a scheduled, cron-like function that handles all background and periodic tasks, ensuring the system remains healthy and up-to-date.</text:p>
      <text:list xml:id="list69042268623541297" text:style-name="L6">
        <text:list-item>
          <text:p text:style-name="P22"><text:span text:style-name="T14">Triggers:</text:span> A scheduled Appwrite cron job (e.g., every 5 minutes).</text:p>
        </text:list-item>
        <text:list-item>
          <text:p text:style-name="P15">Responsibilities:</text:p>
          <text:list>
            <text:list-item>
              <text:p text:style-name="P5"><text:soft-page-break/><text:span text:style-name="T18">Connection Auditing:</text:span><text:span text:style-name="T17"> Iterates through all </text:span><text:span text:style-name="Source_20_Text"><text:span text:style-name="T17">venues</text:span></text:span><text:span text:style-name="T17"> to check for player heartbeats. If a player hasn't sent a heartbeat within the threshold, it flags the player as disconnected.</text:span></text:p>
            </text:list-item>
            <text:list-item>
              <text:p text:style-name="P5"><text:span text:style-name="T18">Scheduled Events:</text:span><text:span text:style-name="T17"> Processes any scheduled playlist or content changes from the </text:span><text:span text:style-name="Source_20_Text"><text:span text:style-name="T17">venues</text:span></text:span><text:span text:style-name="T17"> collection.</text:span></text:p>
            </text:list-item>
            <text:list-item>
              <text:p text:style-name="P22"><text:span text:style-name="T14">Cleanup:</text:span> Deletes old log entries or purges outdated data to maintain database health.</text:p>
            </text:list-item>
            <text:list-item>
              <text:p text:style-name="P22"><text:span text:style-name="T14">System Notifications:</text:span> Can send alerts or logs for system-level issues to a designated channel.</text:p>
            </text:list-item>
          </text:list>
        </text:list-item>
      </text:list>
      <text:list xml:id="list2030802668" text:continue-list="list6784503849879693731" text:style-name="L1">
        <text:list-header>
          <text:p text:style-name="P24"><text:span text:style-name="T6"/></text:p>
        </text:list-header>
      </text:list>
      <text:p text:style-name="P23"><text:span text:style-name="T6"/></text:p>
      <text:h text:style-name="P31" text:outline-level="3"><text:span text:style-name="T8">DJAMMS Consolidated Database Schema</text:span></text:h>
      <text:p text:style-name="P10">This revised schema provides a robust, logical, and maintainable foundation for all the platform's functionality.</text:p>
      <text:p text:style-name="P29"/>
      <text:h text:style-name="Heading_20_4" text:outline-level="4"><text:span text:style-name="T17">1. </text:span><text:span text:style-name="Source_20_Text"><text:span text:style-name="T17">venues</text:span></text:span></text:h>
      <text:p text:style-name="P10"><text:span text:style-name="T16">Purpose:</text:span> The central hub for all venue-specific player state, configuration, and active queues.</text:p>
      <text:p text:style-name="P25">Attributes:</text:p>
      <text:list xml:id="list4057664828799055895" text:style-name="L7">
        <text:list-item>
          <text:p text:style-name="P6"><text:span text:style-name="Source_20_Text"><text:span text:style-name="T18">venue_id</text:span></text:span><text:span text:style-name="T17">: </text:span><text:span text:style-name="T18">string (required)</text:span><text:span text:style-name="T17"> - Unique identifier.</text:span></text:p>
        </text:list-item>
        <text:list-item>
          <text:p text:style-name="P6"><text:span text:style-name="Source_20_Text"><text:span text:style-name="T18">venue_name</text:span></text:span><text:span text:style-name="T17">: </text:span><text:span text:style-name="T18">string</text:span></text:p>
        </text:list-item>
        <text:list-item>
          <text:p text:style-name="P6"><text:span text:style-name="Source_20_Text"><text:span text:style-name="T18">owner_id</text:span></text:span><text:span text:style-name="T17">: </text:span><text:span text:style-name="T18">string (required)</text:span><text:span text:style-name="T17"> - Reference to </text:span><text:span text:style-name="Source_20_Text"><text:span text:style-name="T17">users.user_id</text:span></text:span><text:span text:style-name="T17">.</text:span></text:p>
        </text:list-item>
        <text:list-item>
          <text:p text:style-name="P6"><text:span text:style-name="Source_20_Text"><text:span text:style-name="T18">active_player_instance_id</text:span></text:span><text:span text:style-name="T17">: </text:span><text:span text:style-name="T18">string</text:span><text:span text:style-name="T17"> - Current active player instance ID.</text:span></text:p>
        </text:list-item>
        <text:list-item>
          <text:p text:style-name="P6"><text:span text:style-name="Source_20_Text"><text:span text:style-name="T18">now_playing</text:span></text:span><text:span text:style-name="T17">: </text:span><text:span text:style-name="T18">JSON object</text:span><text:span text:style-name="T17"> - The single source of truth for the current track.</text:span></text:p>
          <text:list>
            <text:list-item>
              <text:p text:style-name="P6"><text:span text:style-name="Source_20_Text"><text:span text:style-name="T17">video_id</text:span></text:span><text:span text:style-name="T17">: </text:span><text:span text:style-name="T18">string</text:span></text:p>
            </text:list-item>
            <text:list-item>
              <text:p text:style-name="P6"><text:span text:style-name="Source_20_Text"><text:span text:style-name="T17">title</text:span></text:span><text:span text:style-name="T17">: </text:span><text:span text:style-name="T18">string</text:span></text:p>
            </text:list-item>
            <text:list-item>
              <text:p text:style-name="P6"><text:span text:style-name="Source_20_Text"><text:span text:style-name="T17">artist</text:span></text:span><text:span text:style-name="T17">: </text:span><text:span text:style-name="T18">string</text:span></text:p>
            </text:list-item>
            <text:list-item>
              <text:p text:style-name="P6"><text:span text:style-name="Source_20_Text"><text:span text:style-name="T17">duration</text:span></text:span><text:span text:style-name="T17">: </text:span><text:span text:style-name="T18">integer</text:span><text:span text:style-name="T17"> (seconds)</text:span></text:p>
            </text:list-item>
            <text:list-item>
              <text:p text:style-name="P6"><text:span text:style-name="Source_20_Text"><text:span text:style-name="T17">thumbnail</text:span></text:span><text:span text:style-name="T17">: </text:span><text:span text:style-name="T18">string</text:span></text:p>
            </text:list-item>
            <text:list-item>
              <text:p text:style-name="P6"><text:span text:style-name="Source_20_Text"><text:span text:style-name="T17">start_timestamp</text:span></text:span><text:span text:style-name="T17">: </text:span><text:span text:style-name="T18">datetime</text:span><text:span text:style-name="T17"> - When playback started.</text:span></text:p>
            </text:list-item>
            <text:list-item>
              <text:p text:style-name="P6"><text:span text:style-name="Source_20_Text"><text:span text:style-name="T17">state</text:span></text:span><text:span text:style-name="T17">: </text:span><text:span text:style-name="T18">string</text:span><text:span text:style-name="T17"> - e.g., "playing", "paused", "buffering".</text:span></text:p>
            </text:list-item>
            <text:list-item>
              <text:p text:style-name="P6"><text:soft-page-break/><text:span text:style-name="Source_20_Text"><text:span text:style-name="T17">vote_count</text:span></text:span><text:span text:style-name="T17">: </text:span><text:span text:style-name="T18">integer</text:span></text:p>
            </text:list-item>
            <text:list-item>
              <text:p text:style-name="P6"><text:span text:style-name="Source_20_Text"><text:span text:style-name="T17">is_liked</text:span></text:span><text:span text:style-name="T17">: </text:span><text:span text:style-name="T18">boolean</text:span></text:p>
            </text:list-item>
          </text:list>
        </text:list-item>
        <text:list-item>
          <text:p text:style-name="P6"><text:span text:style-name="Source_20_Text"><text:span text:style-name="T18">active_queue</text:span></text:span><text:span text:style-name="T17">: </text:span><text:span text:style-name="T18">JSON Array</text:span><text:span text:style-name="T17"> - The main playback queue.</text:span></text:p>
          <text:list>
            <text:list-item>
              <text:p text:style-name="P6"><text:span text:style-name="Source_20_Text"><text:span text:style-name="T17">video_id</text:span></text:span><text:span text:style-name="T17">: </text:span><text:span text:style-name="T18">string</text:span></text:p>
            </text:list-item>
            <text:list-item>
              <text:p text:style-name="P6"><text:span text:style-name="Source_20_Text"><text:span text:style-name="T17">title</text:span></text:span><text:span text:style-name="T17">: </text:span><text:span text:style-name="T18">string</text:span></text:p>
            </text:list-item>
            <text:list-item>
              <text:p text:style-name="P6"><text:span text:style-name="Source_20_Text"><text:span text:style-name="T17">artist</text:span></text:span><text:span text:style-name="T17">: </text:span><text:span text:style-name="T18">string</text:span></text:p>
            </text:list-item>
            <text:list-item>
              <text:p text:style-name="P6"><text:span text:style-name="Source_20_Text"><text:span text:style-name="T17">duration</text:span></text:span><text:span text:style-name="T17">: </text:span><text:span text:style-name="T18">integer</text:span></text:p>
            </text:list-item>
            <text:list-item>
              <text:p text:style-name="P6"><text:span text:style-name="Source_20_Text"><text:span text:style-name="T17">thumbnail</text:span></text:span><text:span text:style-name="T17">: </text:span><text:span text:style-name="T18">string</text:span></text:p>
            </text:list-item>
            <text:list-item>
              <text:p text:style-name="P6"><text:span text:style-name="Source_20_Text"><text:span text:style-name="T17">added_by_user_id</text:span></text:span><text:span text:style-name="T17">: </text:span><text:span text:style-name="T18">string</text:span></text:p>
            </text:list-item>
            <text:list-item>
              <text:p text:style-name="P6"><text:span text:style-name="Source_20_Text"><text:span text:style-name="T17">added_at</text:span></text:span><text:span text:style-name="T17">: </text:span><text:span text:style-name="T18">datetime</text:span></text:p>
            </text:list-item>
            <text:list-item>
              <text:p text:style-name="P6"><text:span text:style-name="Source_20_Text"><text:span text:style-name="T17">priority</text:span></text:span><text:span text:style-name="T17">: </text:span><text:span text:style-name="T18">integer</text:span><text:span text:style-name="T17"> - Queue position priority.</text:span></text:p>
            </text:list-item>
          </text:list>
        </text:list-item>
        <text:list-item>
          <text:p text:style-name="P6"><text:span text:style-name="Source_20_Text"><text:span text:style-name="T18">priority_queue</text:span></text:span><text:span text:style-name="T17">: </text:span><text:span text:style-name="T18">JSON Array</text:span><text:span text:style-name="T17"> - High-priority "play next" items. </text:span><text:span text:style-name="T18">(Schema is identical to </text:span><text:span text:style-name="Source_20_Text"><text:span text:style-name="T18">active_queue</text:span></text:span><text:span text:style-name="T18">)</text:span></text:p>
          <text:list>
            <text:list-item>
              <text:p text:style-name="P6"><text:span text:style-name="Source_20_Text"><text:span text:style-name="T17">video_id</text:span></text:span><text:span text:style-name="T17">: </text:span><text:span text:style-name="T18">string</text:span></text:p>
            </text:list-item>
            <text:list-item>
              <text:p text:style-name="P6"><text:span text:style-name="Source_20_Text"><text:span text:style-name="T17">title</text:span></text:span><text:span text:style-name="T17">: </text:span><text:span text:style-name="T18">string</text:span></text:p>
            </text:list-item>
            <text:list-item>
              <text:p text:style-name="P6"><text:span text:style-name="Source_20_Text"><text:span text:style-name="T17">artist</text:span></text:span><text:span text:style-name="T17">: </text:span><text:span text:style-name="T18">string</text:span></text:p>
            </text:list-item>
            <text:list-item>
              <text:p text:style-name="P6"><text:span text:style-name="Source_20_Text"><text:span text:style-name="T17">duration</text:span></text:span><text:span text:style-name="T17">: </text:span><text:span text:style-name="T18">integer</text:span></text:p>
            </text:list-item>
            <text:list-item>
              <text:p text:style-name="P6"><text:span text:style-name="Source_20_Text"><text:span text:style-name="T17">thumbnail</text:span></text:span><text:span text:style-name="T17">: </text:span><text:span text:style-name="T18">string</text:span></text:p>
            </text:list-item>
            <text:list-item>
              <text:p text:style-name="P6"><text:span text:style-name="Source_20_Text"><text:span text:style-name="T17">added_by_user_id</text:span></text:span><text:span text:style-name="T17">: </text:span><text:span text:style-name="T18">string</text:span></text:p>
            </text:list-item>
            <text:list-item>
              <text:p text:style-name="P6"><text:span text:style-name="Source_20_Text"><text:span text:style-name="T17">added_at</text:span></text:span><text:span text:style-name="T17">: </text:span><text:span text:style-name="T18">datetime</text:span></text:p>
            </text:list-item>
            <text:list-item>
              <text:p text:style-name="P6"><text:span text:style-name="Source_20_Text"><text:span text:style-name="T17">priority</text:span></text:span><text:span text:style-name="T17">: </text:span><text:span text:style-name="T18">integer</text:span></text:p>
            </text:list-item>
          </text:list>
        </text:list-item>
        <text:list-item>
          <text:p text:style-name="P6"><text:span text:style-name="Source_20_Text"><text:span text:style-name="T18">player_settings</text:span></text:span><text:span text:style-name="T17">: </text:span><text:span text:style-name="T18">JSON object</text:span><text:span text:style-name="T17"> - All player configuration settings.</text:span></text:p>
          <text:list>
            <text:list-item>
              <text:p text:style-name="P6"><text:span text:style-name="Source_20_Text"><text:span text:style-name="T17">repeat_mode</text:span></text:span><text:span text:style-name="T17">: </text:span><text:span text:style-name="T18">string</text:span><text:span text:style-name="T17"> (</text:span><text:span text:style-name="Source_20_Text"><text:span text:style-name="T17">none</text:span></text:span><text:span text:style-name="T17">|</text:span><text:span text:style-name="Source_20_Text"><text:span text:style-name="T17">one</text:span></text:span><text:span text:style-name="T17">|</text:span><text:span text:style-name="Source_20_Text"><text:span text:style-name="T17">all</text:span></text:span><text:span text:style-name="T17">)</text:span></text:p>
            </text:list-item>
            <text:list-item>
              <text:p text:style-name="P6"><text:span text:style-name="Source_20_Text"><text:span text:style-name="T17">shuffle_enabled</text:span></text:span><text:span text:style-name="T17">: </text:span><text:span text:style-name="T18">boolean</text:span></text:p>
            </text:list-item>
            <text:list-item>
              <text:p text:style-name="P6"><text:span text:style-name="Source_20_Text"><text:span text:style-name="T17">shuffle_seed</text:span></text:span><text:span text:style-name="T17">: </text:span><text:span text:style-name="T18">integer</text:span></text:p>
            </text:list-item>
            <text:list-item>
              <text:p text:style-name="P6"><text:span text:style-name="Source_20_Text"><text:span text:style-name="T17">crossfade_time</text:span></text:span><text:span text:style-name="T17">: </text:span><text:span text:style-name="T18">integer</text:span><text:span text:style-name="T17"> (seconds)</text:span></text:p>
            </text:list-item>
            <text:list-item>
              <text:p text:style-name="P6"><text:span text:style-name="Source_20_Text"><text:span text:style-name="T17">master_volume</text:span></text:span><text:span text:style-name="T17">: </text:span><text:span text:style-name="T18">integer</text:span><text:span text:style-name="T17"> (0-100)</text:span></text:p>
            </text:list-item>
            <text:list-item>
              <text:p text:style-name="P6"><text:soft-page-break/><text:span text:style-name="Source_20_Text"><text:span text:style-name="T17">is_muted</text:span></text:span><text:span text:style-name="T17">: </text:span><text:span text:style-name="T18">boolean</text:span></text:p>
            </text:list-item>
            <text:list-item>
              <text:p text:style-name="P6"><text:span text:style-name="Source_20_Text"><text:span text:style-name="T17">eq_settings</text:span></text:span><text:span text:style-name="T17">: </text:span><text:span text:style-name="T18">JSON object</text:span></text:p>
            </text:list-item>
            <text:list-item>
              <text:p text:style-name="P6"><text:span text:style-name="Source_20_Text"><text:span text:style-name="T17">mic_volume</text:span></text:span><text:span text:style-name="T17">: </text:span><text:span text:style-name="T18">integer</text:span><text:span text:style-name="T17"> (0-100)</text:span></text:p>
            </text:list-item>
            <text:list-item>
              <text:p text:style-name="P6"><text:span text:style-name="Source_20_Text"><text:span text:style-name="T17">dynamic_compressor_enabled</text:span></text:span><text:span text:style-name="T17">: </text:span><text:span text:style-name="T18">boolean</text:span></text:p>
            </text:list-item>
            <text:list-item>
              <text:p text:style-name="P6"><text:span text:style-name="Source_20_Text"><text:span text:style-name="T17">player_size</text:span></text:span><text:span text:style-name="T17">: </text:span><text:span text:style-name="T18">JSON object</text:span><text:span text:style-name="T17"> (</text:span><text:span text:style-name="Source_20_Text"><text:span text:style-name="T17">width</text:span></text:span><text:span text:style-name="T17">, </text:span><text:span text:style-name="Source_20_Text"><text:span text:style-name="T17">height</text:span></text:span><text:span text:style-name="T17">)</text:span></text:p>
            </text:list-item>
            <text:list-item>
              <text:p text:style-name="P6"><text:span text:style-name="Source_20_Text"><text:span text:style-name="T17">player_position</text:span></text:span><text:span text:style-name="T17">: </text:span><text:span text:style-name="T18">JSON object</text:span><text:span text:style-name="T17"> (</text:span><text:span text:style-name="Source_20_Text"><text:span text:style-name="T17">x</text:span></text:span><text:span text:style-name="T17">, </text:span><text:span text:style-name="Source_20_Text"><text:span text:style-name="T17">y</text:span></text:span><text:span text:style-name="T17">)</text:span></text:p>
            </text:list-item>
            <text:list-item>
              <text:p text:style-name="P6"><text:span text:style-name="Source_20_Text"><text:span text:style-name="T17">is_fullscreen</text:span></text:span><text:span text:style-name="T17">: </text:span><text:span text:style-name="T18">boolean</text:span></text:p>
            </text:list-item>
            <text:list-item>
              <text:p text:style-name="P6"><text:span text:style-name="Source_20_Text"><text:span text:style-name="T17">display_sliders</text:span></text:span><text:span text:style-name="T17">: </text:span><text:span text:style-name="T18">JSON object</text:span><text:span text:style-name="T17"> (</text:span><text:span text:style-name="Source_20_Text"><text:span text:style-name="T17">brightness</text:span></text:span><text:span text:style-name="T17">, </text:span><text:span text:style-name="Source_20_Text"><text:span text:style-name="T17">contrast</text:span></text:span><text:span text:style-name="T17">, etc.)</text:span></text:p>
            </text:list-item>
            <text:list-item>
              <text:p text:style-name="P6"><text:span text:style-name="Source_20_Text"><text:span text:style-name="T17">app_name</text:span></text:span><text:span text:style-name="T17">: </text:span><text:span text:style-name="T18">string</text:span></text:p>
            </text:list-item>
          </text:list>
        </text:list-item>
        <text:list-item>
          <text:p text:style-name="P6"><text:span text:style-name="Source_20_Text"><text:span text:style-name="T18">schedule_data</text:span></text:span><text:span text:style-name="T17">: </text:span><text:span text:style-name="T18">JSON object</text:span><text:span text:style-name="T17"> - Stores all scheduled events for the venue.</text:span></text:p>
        </text:list-item>
        <text:list-item>
          <text:p text:style-name="P6"><text:span text:style-name="Source_20_Text"><text:span text:style-name="T18">last_heartbeat_at</text:span></text:span><text:span text:style-name="T17">: </text:span><text:span text:style-name="T18">datetime</text:span></text:p>
        </text:list-item>
        <text:list-item>
          <text:p text:style-name="P6"><text:span text:style-name="Source_20_Text"><text:span text:style-name="T18">last_updated</text:span></text:span><text:span text:style-name="T17">: </text:span><text:span text:style-name="T18">datetime</text:span></text:p>
        </text:list-item>
        <text:list-item>
          <text:p text:style-name="P6"><text:span text:style-name="Source_20_Text"><text:span text:style-name="T18">created_at</text:span></text:span><text:span text:style-name="T17">: </text:span><text:span text:style-name="T18">datetime</text:span></text:p>
        </text:list-item>
        <text:list-item>
          <text:p text:style-name="P16">Indexes:</text:p>
          <text:list>
            <text:list-item>
              <text:p text:style-name="P6"><text:span text:style-name="Source_20_Text"><text:span text:style-name="T17">Primary</text:span></text:span><text:span text:style-name="T17">: </text:span><text:span text:style-name="Source_20_Text"><text:span text:style-name="T17">venue_id</text:span></text:span><text:span text:style-name="T17"> (unique)</text:span></text:p>
            </text:list-item>
            <text:list-item>
              <text:p text:style-name="P6"><text:span text:style-name="Source_20_Text"><text:span text:style-name="T17">Foreign</text:span></text:span><text:span text:style-name="T17">: </text:span><text:span text:style-name="Source_20_Text"><text:span text:style-name="T17">owner_id</text:span></text:span><text:span text:style-name="T17"> → </text:span><text:span text:style-name="Source_20_Text"><text:span text:style-name="T17">users.user_id</text:span></text:span></text:p>
            </text:list-item>
            <text:list-item>
              <text:p text:style-name="P6"><text:span text:style-name="Source_20_Text"><text:span text:style-name="T17">Performance</text:span></text:span><text:span text:style-name="T17">: </text:span><text:span text:style-name="Source_20_Text"><text:span text:style-name="T17">last_updated</text:span></text:span></text:p>
            </text:list-item>
          </text:list>
        </text:list-item>
      </text:list>
      <text:p text:style-name="P29"/>
      <text:h text:style-name="Heading_20_4" text:outline-level="4"><text:span text:style-name="T17">2. </text:span><text:span text:style-name="Source_20_Text"><text:span text:style-name="T17">users</text:span></text:span></text:h>
      <text:p text:style-name="P10"><text:span text:style-name="T16">Purpose:</text:span> User profiles, preferences, and authentication.</text:p>
      <text:p text:style-name="P25">Attributes:</text:p>
      <text:list xml:id="list8444127875813206502" text:style-name="L8">
        <text:list-item>
          <text:p text:style-name="P7"><text:span text:style-name="Source_20_Text"><text:span text:style-name="T18">user_id</text:span></text:span><text:span text:style-name="T17">: </text:span><text:span text:style-name="T18">string (required)</text:span></text:p>
        </text:list-item>
        <text:list-item>
          <text:p text:style-name="P7"><text:span text:style-name="Source_20_Text"><text:span text:style-name="T18">email</text:span></text:span><text:span text:style-name="T17">: </text:span><text:span text:style-name="T18">string (required)</text:span></text:p>
        </text:list-item>
        <text:list-item>
          <text:p text:style-name="P7"><text:span text:style-name="Source_20_Text"><text:span text:style-name="T18">username</text:span></text:span><text:span text:style-name="T17">: </text:span><text:span text:style-name="T18">string</text:span></text:p>
        </text:list-item>
        <text:list-item>
          <text:p text:style-name="P7"><text:span text:style-name="Source_20_Text"><text:span text:style-name="T18">venue_id</text:span></text:span><text:span text:style-name="T17">: </text:span><text:span text:style-name="T18">string</text:span></text:p>
        </text:list-item>
        <text:list-item>
          <text:p text:style-name="P7"><text:soft-page-break/><text:span text:style-name="Source_20_Text"><text:span text:style-name="T18">role</text:span></text:span><text:span text:style-name="T17">: </text:span><text:span text:style-name="T18">string</text:span><text:span text:style-name="T17"> (</text:span><text:span text:style-name="Source_20_Text"><text:span text:style-name="T17">admin</text:span></text:span><text:span text:style-name="T17">|</text:span><text:span text:style-name="Source_20_Text"><text:span text:style-name="T17">moderator</text:span></text:span><text:span text:style-name="T17">|</text:span><text:span text:style-name="Source_20_Text"><text:span text:style-name="T17">user</text:span></text:span><text:span text:style-name="T17">)</text:span></text:p>
        </text:list-item>
        <text:list-item>
          <text:p text:style-name="P7"><text:span text:style-name="Source_20_Text"><text:span text:style-name="T18">preferences</text:span></text:span><text:span text:style-name="T17">: </text:span><text:span text:style-name="T18">JSON object</text:span><text:span text:style-name="T17"> - User-specific settings.</text:span></text:p>
          <text:list>
            <text:list-item>
              <text:p text:style-name="P7"><text:span text:style-name="Source_20_Text"><text:span text:style-name="T17">theme</text:span></text:span><text:span text:style-name="T17">: </text:span><text:span text:style-name="T18">string</text:span></text:p>
            </text:list-item>
            <text:list-item>
              <text:p text:style-name="P7"><text:span text:style-name="Source_20_Text"><text:span text:style-name="T17">notifications_enabled</text:span></text:span><text:span text:style-name="T17">: </text:span><text:span text:style-name="T18">boolean</text:span></text:p>
            </text:list-item>
            <text:list-item>
              <text:p text:style-name="P7"><text:span text:style-name="Source_20_Text"><text:span text:style-name="T17">default_volume</text:span></text:span><text:span text:style-name="T17">: </text:span><text:span text:style-name="T18">integer</text:span></text:p>
            </text:list-item>
            <text:list-item>
              <text:p text:style-name="P7"><text:span text:style-name="Source_20_Text"><text:span text:style-name="T17">auto_play</text:span></text:span><text:span text:style-name="T17">: </text:span><text:span text:style-name="T18">boolean</text:span></text:p>
            </text:list-item>
            <text:list-item>
              <text:p text:style-name="P7"><text:span text:style-name="Source_20_Text"><text:span text:style-name="T17">language</text:span></text:span><text:span text:style-name="T17">: </text:span><text:span text:style-name="T18">string</text:span></text:p>
            </text:list-item>
            <text:list-item>
              <text:p text:style-name="P7"><text:span text:style-name="Source_20_Text"><text:span text:style-name="T17">timezone</text:span></text:span><text:span text:style-name="T17">: </text:span><text:span text:style-name="T18">string</text:span></text:p>
            </text:list-item>
            <text:list-item>
              <text:p text:style-name="P7"><text:span text:style-name="Source_20_Text"><text:span text:style-name="T17">min_to_tray_enabled</text:span></text:span><text:span text:style-name="T17">: </text:span><text:span text:style-name="T18">boolean</text:span></text:p>
            </text:list-item>
            <text:list-item>
              <text:p text:style-name="P7"><text:span text:style-name="Source_20_Text"><text:span text:style-name="T17">update_checks_enabled</text:span></text:span><text:span text:style-name="T17">: </text:span><text:span text:style-name="T18">boolean</text:span></text:p>
            </text:list-item>
            <text:list-item>
              <text:p text:style-name="P7"><text:span text:style-name="Source_20_Text"><text:span text:style-name="T17">telemetry_enabled</text:span></text:span><text:span text:style-name="T17">: </text:span><text:span text:style-name="T18">boolean</text:span></text:p>
            </text:list-item>
          </text:list>
        </text:list-item>
        <text:list-item>
          <text:p text:style-name="P7"><text:span text:style-name="Source_20_Text"><text:span text:style-name="T18">avatar_url</text:span></text:span><text:span text:style-name="T17">: </text:span><text:span text:style-name="T18">string</text:span></text:p>
        </text:list-item>
        <text:list-item>
          <text:p text:style-name="P7"><text:span text:style-name="Source_20_Text"><text:span text:style-name="T18">is_active</text:span></text:span><text:span text:style-name="T17">: </text:span><text:span text:style-name="T18">boolean</text:span></text:p>
        </text:list-item>
        <text:list-item>
          <text:p text:style-name="P7"><text:span text:style-name="Source_20_Text"><text:span text:style-name="T18">is_developer</text:span></text:span><text:span text:style-name="T17">: </text:span><text:span text:style-name="T18">boolean</text:span></text:p>
        </text:list-item>
        <text:list-item>
          <text:p text:style-name="P7"><text:span text:style-name="Source_20_Text"><text:span text:style-name="T18">created_at</text:span></text:span><text:span text:style-name="T17">: </text:span><text:span text:style-name="T18">datetime</text:span></text:p>
        </text:list-item>
        <text:list-item>
          <text:p text:style-name="P7"><text:span text:style-name="Source_20_Text"><text:span text:style-name="T18">last_login_at</text:span></text:span><text:span text:style-name="T17">: </text:span><text:span text:style-name="T18">datetime</text:span></text:p>
        </text:list-item>
        <text:list-item>
          <text:p text:style-name="P7"><text:span text:style-name="Source_20_Text"><text:span text:style-name="T18">last_activity_at</text:span></text:span><text:span text:style-name="T17">: </text:span><text:span text:style-name="T18">datetime</text:span></text:p>
        </text:list-item>
        <text:list-item>
          <text:p text:style-name="P17">Indexes:</text:p>
          <text:list>
            <text:list-item>
              <text:p text:style-name="P7"><text:span text:style-name="Source_20_Text"><text:span text:style-name="T17">Primary</text:span></text:span><text:span text:style-name="T17">: </text:span><text:span text:style-name="Source_20_Text"><text:span text:style-name="T17">user_id</text:span></text:span><text:span text:style-name="T17"> (unique)</text:span></text:p>
            </text:list-item>
            <text:list-item>
              <text:p text:style-name="P7"><text:span text:style-name="Source_20_Text"><text:span text:style-name="T17">Unique</text:span></text:span><text:span text:style-name="T17">: </text:span><text:span text:style-name="Source_20_Text"><text:span text:style-name="T17">email</text:span></text:span></text:p>
            </text:list-item>
            <text:list-item>
              <text:p text:style-name="P7"><text:span text:style-name="Source_20_Text"><text:span text:style-name="T17">Foreign</text:span></text:span><text:span text:style-name="T17">: </text:span><text:span text:style-name="Source_20_Text"><text:span text:style-name="T17">venue_id</text:span></text:span><text:span text:style-name="T17"> → </text:span><text:span text:style-name="Source_20_Text"><text:span text:style-name="T17">venues.venue_id</text:span></text:span></text:p>
            </text:list-item>
          </text:list>
        </text:list-item>
      </text:list>
      <text:p text:style-name="P29"/>
      <text:h text:style-name="Heading_20_4" text:outline-level="4"><text:span text:style-name="T17">3. </text:span><text:span text:style-name="Source_20_Text"><text:span text:style-name="T17">playlists</text:span></text:span></text:h>
      <text:p text:style-name="P10"><text:span text:style-name="T16">Purpose:</text:span> User-created and system-managed playlists.</text:p>
      <text:p text:style-name="P25">Attributes:</text:p>
      <text:list xml:id="list2825050959405668836" text:style-name="L9">
        <text:list-item>
          <text:p text:style-name="P8"><text:soft-page-break/><text:span text:style-name="Source_20_Text"><text:span text:style-name="T18">playlist_id</text:span></text:span><text:span text:style-name="T17">: </text:span><text:span text:style-name="T18">string (required)</text:span></text:p>
        </text:list-item>
        <text:list-item>
          <text:p text:style-name="P8"><text:span text:style-name="Source_20_Text"><text:span text:style-name="T18">name</text:span></text:span><text:span text:style-name="T17">: </text:span><text:span text:style-name="T18">string</text:span></text:p>
        </text:list-item>
        <text:list-item>
          <text:p text:style-name="P8"><text:span text:style-name="Source_20_Text"><text:span text:style-name="T18">description</text:span></text:span><text:span text:style-name="T17">: </text:span><text:span text:style-name="T18">string</text:span></text:p>
        </text:list-item>
        <text:list-item>
          <text:p text:style-name="P8"><text:span text:style-name="Source_20_Text"><text:span text:style-name="T18">owner_id</text:span></text:span><text:span text:style-name="T17">: </text:span><text:span text:style-name="T18">string</text:span></text:p>
        </text:list-item>
        <text:list-item>
          <text:p text:style-name="P8"><text:span text:style-name="Source_20_Text"><text:span text:style-name="T18">venue_id</text:span></text:span><text:span text:style-name="T17">: </text:span><text:span text:style-name="T18">string</text:span></text:p>
        </text:list-item>
        <text:list-item>
          <text:p text:style-name="P8"><text:span text:style-name="Source_20_Text"><text:span text:style-name="T18">is_public</text:span></text:span><text:span text:style-name="T17">: </text:span><text:span text:style-name="T18">boolean</text:span></text:p>
        </text:list-item>
        <text:list-item>
          <text:p text:style-name="P8"><text:span text:style-name="Source_20_Text"><text:span text:style-name="T18">is_default</text:span></text:span><text:span text:style-name="T17">: </text:span><text:span text:style-name="T18">boolean</text:span></text:p>
        </text:list-item>
        <text:list-item>
          <text:p text:style-name="P8"><text:span text:style-name="Source_20_Text"><text:span text:style-name="T18">is_starred</text:span></text:span><text:span text:style-name="T17">: </text:span><text:span text:style-name="T18">boolean</text:span><text:span text:style-name="T17"> - Tracks if a user has starred it.</text:span></text:p>
        </text:list-item>
        <text:list-item>
          <text:p text:style-name="P8"><text:span text:style-name="Source_20_Text"><text:span text:style-name="T18">category</text:span></text:span><text:span text:style-name="T17">: </text:span><text:span text:style-name="T18">string</text:span></text:p>
        </text:list-item>
        <text:list-item>
          <text:p text:style-name="P8"><text:span text:style-name="Source_20_Text"><text:span text:style-name="T18">cover_image_url</text:span></text:span><text:span text:style-name="T17">: </text:span><text:span text:style-name="T18">string</text:span></text:p>
        </text:list-item>
        <text:list-item>
          <text:p text:style-name="P8"><text:span text:style-name="Source_20_Text"><text:span text:style-name="T18">tracks</text:span></text:span><text:span text:style-name="T17">: </text:span><text:span text:style-name="T18">JSON Array</text:span><text:span text:style-name="T17"> - The ordered list of tracks.</text:span></text:p>
          <text:list>
            <text:list-item>
              <text:p text:style-name="P8"><text:span text:style-name="Source_20_Text"><text:span text:style-name="T17">video_id</text:span></text:span><text:span text:style-name="T17">: </text:span><text:span text:style-name="T18">string</text:span></text:p>
            </text:list-item>
            <text:list-item>
              <text:p text:style-name="P8"><text:span text:style-name="Source_20_Text"><text:span text:style-name="T17">title</text:span></text:span><text:span text:style-name="T17">: </text:span><text:span text:style-name="T18">string</text:span></text:p>
            </text:list-item>
            <text:list-item>
              <text:p text:style-name="P8"><text:span text:style-name="Source_20_Text"><text:span text:style-name="T17">artist</text:span></text:span><text:span text:style-name="T17">: </text:span><text:span text:style-name="T18">string</text:span></text:p>
            </text:list-item>
            <text:list-item>
              <text:p text:style-name="P8"><text:span text:style-name="Source_20_Text"><text:span text:style-name="T17">duration</text:span></text:span><text:span text:style-name="T17">: </text:span><text:span text:style-name="T18">integer</text:span></text:p>
            </text:list-item>
            <text:list-item>
              <text:p text:style-name="P8"><text:span text:style-name="Source_20_Text"><text:span text:style-name="T17">thumbnail</text:span></text:span><text:span text:style-name="T17">: </text:span><text:span text:style-name="T18">string</text:span></text:p>
            </text:list-item>
            <text:list-item>
              <text:p text:style-name="P8"><text:span text:style-name="Source_20_Text"><text:span text:style-name="T17">order</text:span></text:span><text:span text:style-name="T17">: </text:span><text:span text:style-name="T18">integer</text:span></text:p>
            </text:list-item>
          </text:list>
        </text:list-item>
        <text:list-item>
          <text:p text:style-name="P8"><text:span text:style-name="Source_20_Text"><text:span text:style-name="T18">track_count</text:span></text:span><text:span text:style-name="T17">: </text:span><text:span text:style-name="T18">integer</text:span></text:p>
        </text:list-item>
        <text:list-item>
          <text:p text:style-name="P8"><text:span text:style-name="Source_20_Text"><text:span text:style-name="T18">total_duration</text:span></text:span><text:span text:style-name="T17">: </text:span><text:span text:style-name="T18">integer</text:span></text:p>
        </text:list-item>
        <text:list-item>
          <text:p text:style-name="P8"><text:span text:style-name="Source_20_Text"><text:span text:style-name="T18">tags</text:span></text:span><text:span text:style-name="T17">: </text:span><text:span text:style-name="T18">JSON Array</text:span></text:p>
        </text:list-item>
        <text:list-item>
          <text:p text:style-name="P8"><text:span text:style-name="Source_20_Text"><text:span text:style-name="T18">play_count</text:span></text:span><text:span text:style-name="T17">: </text:span><text:span text:style-name="T18">integer</text:span></text:p>
        </text:list-item>
        <text:list-item>
          <text:p text:style-name="P8"><text:span text:style-name="Source_20_Text"><text:span text:style-name="T18">last_played_at</text:span></text:span><text:span text:style-name="T17">: </text:span><text:span text:style-name="T18">datetime</text:span></text:p>
        </text:list-item>
        <text:list-item>
          <text:p text:style-name="P8"><text:span text:style-name="Source_20_Text"><text:span text:style-name="T18">created_at</text:span></text:span><text:span text:style-name="T17">: </text:span><text:span text:style-name="T18">datetime</text:span></text:p>
        </text:list-item>
        <text:list-item>
          <text:p text:style-name="P8"><text:span text:style-name="Source_20_Text"><text:span text:style-name="T18">updated_at</text:span></text:span><text:span text:style-name="T17">: </text:span><text:span text:style-name="T18">datetime</text:span></text:p>
        </text:list-item>
        <text:list-item>
          <text:p text:style-name="P18">Indexes:</text:p>
          <text:list>
            <text:list-item>
              <text:p text:style-name="P8"><text:span text:style-name="Source_20_Text"><text:span text:style-name="T17">Primary</text:span></text:span><text:span text:style-name="T17">: </text:span><text:span text:style-name="Source_20_Text"><text:span text:style-name="T17">playlist_id</text:span></text:span><text:span text:style-name="T17"> (unique)</text:span></text:p>
            </text:list-item>
            <text:list-item>
              <text:p text:style-name="P8"><text:soft-page-break/><text:span text:style-name="Source_20_Text"><text:span text:style-name="T17">Foreign</text:span></text:span><text:span text:style-name="T17">: </text:span><text:span text:style-name="Source_20_Text"><text:span text:style-name="T17">owner_id</text:span></text:span><text:span text:style-name="T17"> → </text:span><text:span text:style-name="Source_20_Text"><text:span text:style-name="T17">users.user_id</text:span></text:span><text:span text:style-name="T17">, </text:span><text:span text:style-name="Source_20_Text"><text:span text:style-name="T17">venue_id</text:span></text:span><text:span text:style-name="T17"> → </text:span><text:span text:style-name="Source_20_Text"><text:span text:style-name="T17">venues.venue_id</text:span></text:span></text:p>
            </text:list-item>
            <text:list-item>
              <text:p text:style-name="P8"><text:span text:style-name="Source_20_Text"><text:span text:style-name="T17">Performance</text:span></text:span><text:span text:style-name="T17">: </text:span><text:span text:style-name="Source_20_Text"><text:span text:style-name="T17">is_public</text:span></text:span><text:span text:style-name="T17">, </text:span><text:span text:style-name="Source_20_Text"><text:span text:style-name="T17">is_default</text:span></text:span><text:span text:style-name="T17">, </text:span><text:span text:style-name="Source_20_Text"><text:span text:style-name="T17">category</text:span></text:span></text:p>
            </text:list-item>
          </text:list>
        </text:list-item>
      </text:list>
      <text:p text:style-name="P29"/>
      <text:h text:style-name="Heading_20_4" text:outline-level="4"><text:span text:style-name="T17">4. </text:span><text:span text:style-name="Source_20_Text"><text:span text:style-name="T17">activity_log</text:span></text:span></text:h>
      <text:p text:style-name="P10"><text:span text:style-name="T16">Purpose:</text:span> An immutable audit log of all system activities.</text:p>
      <text:p text:style-name="P25">Attributes:</text:p>
      <text:list xml:id="list7684985354195906791" text:style-name="L10">
        <text:list-item>
          <text:p text:style-name="P9"><text:span text:style-name="Source_20_Text"><text:span text:style-name="T18">log_id</text:span></text:span><text:span text:style-name="T17">: </text:span><text:span text:style-name="T18">string (required)</text:span></text:p>
        </text:list-item>
        <text:list-item>
          <text:p text:style-name="P9"><text:span text:style-name="Source_20_Text"><text:span text:style-name="T18">user_id</text:span></text:span><text:span text:style-name="T17">: </text:span><text:span text:style-name="T18">string</text:span></text:p>
        </text:list-item>
        <text:list-item>
          <text:p text:style-name="P9"><text:span text:style-name="Source_20_Text"><text:span text:style-name="T18">venue_id</text:span></text:span><text:span text:style-name="T17">: </text:span><text:span text:style-name="T18">string</text:span></text:p>
        </text:list-item>
        <text:list-item>
          <text:p text:style-name="P9"><text:span text:style-name="Source_20_Text"><text:span text:style-name="T18">event_type</text:span></text:span><text:span text:style-name="T17">: </text:span><text:span text:style-name="T18">string</text:span><text:span text:style-name="T17"> - e.g., "playback_started", "track_added".</text:span></text:p>
        </text:list-item>
        <text:list-item>
          <text:p text:style-name="P9"><text:span text:style-name="Source_20_Text"><text:span text:style-name="T18">event_data</text:span></text:span><text:span text:style-name="T17">: </text:span><text:span text:style-name="T18">JSON object</text:span><text:span text:style-name="T17"> - Contextual information for the event.</text:span></text:p>
        </text:list-item>
        <text:list-item>
          <text:p text:style-name="P9"><text:span text:style-name="Source_20_Text"><text:span text:style-name="T18">timestamp</text:span></text:span><text:span text:style-name="T17">: </text:span><text:span text:style-name="T18">datetime (required)</text:span></text:p>
        </text:list-item>
        <text:list-item>
          <text:p text:style-name="P9"><text:span text:style-name="Source_20_Text"><text:span text:style-name="T18">ip_address</text:span></text:span><text:span text:style-name="T17">: </text:span><text:span text:style-name="T18">string</text:span></text:p>
        </text:list-item>
        <text:list-item>
          <text:p text:style-name="P9"><text:span text:style-name="Source_20_Text"><text:span text:style-name="T18">user_agent</text:span></text:span><text:span text:style-name="T17">: </text:span><text:span text:style-name="T18">string</text:span></text:p>
        </text:list-item>
        <text:list-item>
          <text:p text:style-name="P9"><text:span text:style-name="Source_20_Text"><text:span text:style-name="T18">session_id</text:span></text:span><text:span text:style-name="T17">: </text:span><text:span text:style-name="T18">string</text:span></text:p>
        </text:list-item>
        <text:list-item>
          <text:p text:style-name="P19">Indexes:</text:p>
          <text:list>
            <text:list-item>
              <text:p text:style-name="P9"><text:span text:style-name="Source_20_Text"><text:span text:style-name="T17">Primary</text:span></text:span><text:span text:style-name="T17">: </text:span><text:span text:style-name="Source_20_Text"><text:span text:style-name="T17">log_id</text:span></text:span><text:span text:style-name="T17"> (unique)</text:span></text:p>
            </text:list-item>
            <text:list-item>
              <text:p text:style-name="P9"><text:span text:style-name="Source_20_Text"><text:span text:style-name="T17">Performance</text:span></text:span><text:span text:style-name="T17">: </text:span><text:span text:style-name="Source_20_Text"><text:span text:style-name="T17">user_id</text:span></text:span><text:span text:style-name="T17">, </text:span><text:span text:style-name="Source_20_Text"><text:span text:style-name="T17">venue_id</text:span></text:span><text:span text:style-name="T17">, </text:span><text:span text:style-name="Source_20_Text"><text:span text:style-name="T17">event_type</text:span></text:span><text:span text:style-name="T17">, </text:span><text:span text:style-name="Source_20_Text"><text:span text:style-name="T17">timestamp</text:span></text:span></text:p>
            </text:list-item>
          </text:list>
        </text:list-item>
      </text:list>
      <text:p text:style-name="P23"><text:span text:style-name="T6"><text:line-break/></text:span></text:p>
      <text:p text:style-name="P28"><text:span text:style-name="T8"/></text:p>
      <text:h text:style-name="P34" text:outline-level="2"><text:span text:style-name="T8"/></text:h>
      <text:h text:style-name="P36" text:outline-level="2"><text:span text:style-name="T8">Comprehensive DJAMMS I/O &amp; Event Management Master List</text:span></text:h>
      <text:p text:style-name="P10">Below is a complete, item-by-item table detailing all I/O and event-driven state management for the DJAMMS project. This list serves as the definitive reference for all communication between the Video Player, UI Admin Console, and the backend server functions. It is structured to provide a clear and actionable blueprint for developers.</text:p>
      <text:p text:style-name="P29"/>
      <text:h text:style-name="P30" text:outline-level="3">1. Player-Initiated Events</text:h>
      <text:p text:style-name="P10">These actions originate from the YouTube iFrame API player and inform the server of its current state. All requests from the player are handled by the <text:span text:style-name="T14">Player &amp; Venue State Manager</text:span> function.</text:p>
      <text:h text:style-name="P30" text:outline-level="3">2. UI-Initiated Command</text:h>
      <text:p text:style-name="P10">These actions are initiated by a user interacting with the Admin Console. They are processed by the <text:span text:style-name="T14">UI Command &amp; Sync Hub</text:span> function. The server then pushes real-time updates to all clients via WebSocket/SSE.</text:p>
      <text:h text:style-name="P30" text:outline-level="3">3. Server-Initiated Events</text:h>
      <text:p text:style-name="P10">These are real-time updates pushed by the server to all connected clients (players and UIs) to maintain a synchronized state. All these are handled by the server's real-time capabilities triggered by other functions.</text:p>
      <text:h text:style-name="P30" text:outline-level="3">4. Player-Specific UI Components</text:h>
      <text:p text:style-name="Text_20_body"><text:span text:style-name="T17">These components are display-only and receive their data from the </text:span><text:span text:style-name="Source_20_Text"><text:span text:style-name="T17">NOW_PLAYING_UPDATE</text:span></text:span><text:span text:style-name="T17"> message. They do not initiate a request but react to a server push.<text:line-break/></text:span></text:p>
      <text:p text:style-name="P10"><draw:frame draw:style-name="fr1" draw:name="Object1" text:anchor-type="paragraph" svg:x="-1.658cm" svg:y="-2cm" svg:width="28.33cm" svg:height="21.001cm"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apple-system" svg:font-family="apple-system, system-u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993cm" fo:margin-bottom="0.905cm" fo:margin-left="1.177cm" fo:margin-right="1.2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9-26T04:00:16</meta:creation-date>
    <meta:document-statistic meta:table-count="0" meta:image-count="0" meta:object-count="1" meta:page-count="10" meta:paragraph-count="187" meta:word-count="1415" meta:character-count="9438"/>
    <dc:date>2025-09-26T05:09:04</dc:date>
    <meta:editing-duration>PT38M46S</meta:editing-duration>
    <meta:editing-cycles>1</meta:editing-cycles>
    <meta:generator>OpenOffice/4.1.15$Unix OpenOffice.org_project/4115m2$Build-981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ei" svg:font-family="Are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9cm"/>
    </style:style>
    <style:style style:name="co2" style:family="table-column">
      <style:table-column-properties fo:break-before="auto" style:column-width="5.681cm"/>
    </style:style>
    <style:style style:name="co3" style:family="table-column">
      <style:table-column-properties fo:break-before="auto" style:column-width="8.371cm"/>
    </style:style>
    <style:style style:name="co4" style:family="table-column">
      <style:table-column-properties fo:break-before="auto" style:column-width="6.56cm"/>
    </style:style>
    <style:style style:name="co5" style:family="table-column">
      <style:table-column-properties fo:break-before="auto" style:column-width="3.787cm"/>
    </style:style>
    <style:style style:name="co6" style:family="table-column">
      <style:table-column-properties fo:break-before="auto" style:column-width="3.595cm"/>
    </style:style>
    <style:style style:name="co7" style:family="table-column">
      <style:table-column-properties fo:break-before="auto" style:column-width="17.925cm"/>
    </style:style>
    <style:style style:name="co8" style:family="table-column">
      <style:table-column-properties fo:break-before="auto" style:column-width="6.505cm"/>
    </style:style>
    <style:style style:name="co9" style:family="table-column">
      <style:table-column-properties fo:break-before="auto" style:column-width="2.267cm"/>
    </style:style>
    <style:style style:name="ro1" style:family="table-row">
      <style:table-row-properties style:row-height="1.312cm" fo:break-before="auto" style:use-optimal-row-height="false"/>
    </style:style>
    <style:style style:name="ro2" style:family="table-row">
      <style:table-row-properties style:row-height="0.875cm" fo:break-before="auto" style:use-optimal-row-height="false"/>
    </style:style>
    <style:style style:name="ro3" style:family="table-row">
      <style:table-row-properties style:row-height="1.148cm" fo:break-before="auto" style:use-optimal-row-height="false"/>
    </style:style>
    <style:style style:name="ro4" style:family="table-row">
      <style:table-row-properties style:row-height="0.984cm" fo:break-before="auto" style:use-optimal-row-height="false"/>
    </style:style>
    <style:style style:name="ro5"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ff" style:text-align-source="fix" style:repeat-content="false" fo:wrap-option="wrap" style:vertical-align="middle"/>
      <style:paragraph-properties fo:text-align="start" fo:margin-left="0.353cm"/>
      <style:text-properties style:use-window-font-color="true" style:text-outline="false" style:text-line-through-style="none" style:font-name="Arei" fo:font-size="22pt" fo:language="en" fo:country="NZ" fo:font-style="normal" fo:text-shadow="none" style:text-underline-style="none" fo:font-weight="bold" style:text-underline-mode="continuous" style:text-overline-mode="continuous" style:text-line-through-mode="continuous" style:font-name-asian="Arial Unicode M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none" style:text-align-source="fix" style:repeat-content="false" fo:wrap-option="wrap" fo:border-left="none" fo:border-right="none" fo:border-top="0.002cm solid #000000"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style:text-align-source="fix" style:repeat-content="false" fo:wrap-option="wrap" fo:border-left="none" fo:border-right="none" fo:border-top="0.002cm solid #000000"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center" fo:margin-left="0cm"/>
      <style:text-properties style:font-name="Arei"/>
    </style:style>
    <style:style style:name="ce17" style:family="table-cell" style:parent-style-name="Default">
      <style:table-cell-properties fo:background-color="#ffff00" style:text-align-source="fix" style:repeat-content="false" fo:wrap-option="wrap" style:vertical-align="middle"/>
      <style:paragraph-properties fo:text-align="center" fo:margin-left="0cm"/>
      <style:text-properties style:use-window-font-color="true" style:text-outline="false" style:text-line-through-style="none" style:font-name="Arei" fo:font-size="10pt" fo:language="en" fo:country="NZ" fo:font-style="normal" fo:text-shadow="none" style:text-underline-style="solid" style:text-underline-width="auto" style:text-underline-color="font-color"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none" fo:border-right="none" fo:border-top="0.002cm solid #000000" style:vertical-align="middle"/>
      <style:paragraph-properties fo:text-align="center" fo:margin-left="0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ff00" style:text-align-source="fix" style:repeat-content="false" fo:wrap-option="wrap"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solid" style:text-underline-width="auto" style:text-underline-color="font-color"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style:text-align-source="fix" style:repeat-content="false" fo:wrap-option="wrap" fo:border-left="none" fo:border-right="0.002cm solid #000000" fo:border-top="0.002cm solid #000000"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wrap-option="wrap" fo:border-left="0.002cm solid #000000" fo:border-right="none" fo:border-top="0.002cm solid #000000"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style:text-align-source="fix" style:repeat-content="false" fo:wrap-option="wrap" fo:border-left="0.002cm solid #000000" fo:border-right="none" fo:border-top="none"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ackground-color="#eeeeee" style:text-align-source="fix" style:repeat-content="false" fo:wrap-option="wrap" fo:border-left="0.002cm solid #000000" fo:border-right="none" fo:border-top="0.002cm solid #000000"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ackground-color="#eeeeee" style:text-align-source="fix" style:repeat-content="false" fo:wrap-option="wrap" fo:border-left="0.002cm solid #000000" fo:border-right="none" fo:border-top="none"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fo:background-color="#eeeeee" style:text-align-source="fix" style:repeat-content="false" fo:wrap-option="wrap" fo:border-left="0.002cm solid #000000" fo:border-right="none" fo:border-top="none" style:vertical-align="middle"/>
      <style:paragraph-properties fo:text-align="start" fo:margin-left="0.353cm"/>
      <style:text-properties style:use-window-font-color="true" style:text-outline="false" style:text-line-through-style="none" style:font-name="Arei" fo:font-size="10pt" fo:language="en" fo:country="NZ"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start" fo:margin-left="0.353cm"/>
      <style:text-properties style:font-name="Arei"/>
    </style:style>
  </office:automatic-styles>
  <office:body>
    <office:spreadsheet>
      <table:table table:name="Sheet2" table:style-name="ta1" table:print="false">
        <table:table-column table:style-name="co1" table:default-cell-style-name="ce4"/>
        <table:table-column table:style-name="co2" table:default-cell-style-name="ce11"/>
        <table:table-column table:style-name="co3" table:default-cell-style-name="ce14"/>
        <table:table-column table:style-name="co4" table:default-cell-style-name="ce14"/>
        <table:table-column table:style-name="co5" table:default-cell-style-name="ce19"/>
        <table:table-column table:style-name="co6" table:default-cell-style-name="ce19"/>
        <table:table-column table:style-name="co7" table:default-cell-style-name="ce11"/>
        <table:table-column table:style-name="co8" table:default-cell-style-name="ce22"/>
        <table:table-row table:style-name="ro1">
          <table:table-cell table:style-name="ce1" office:value-type="string" table:number-columns-spanned="8" table:number-rows-spanned="1">
            <text:p>DJAMMS I/O &amp; Event Management: Consolidated Master Table (Revised)</text:p>
          </table:table-cell>
          <table:covered-table-cell table:number-columns-repeated="3" table:style-name="ce9"/>
          <table:covered-table-cell table:number-columns-repeated="2" table:style-name="ce16"/>
          <table:covered-table-cell table:number-columns-repeated="2" table:style-name="ce9"/>
        </table:table-row>
        <table:table-row table:style-name="ro2">
          <table:table-cell table:style-name="ce2" office:value-type="string">
            <text:p>Type</text:p>
          </table:table-cell>
          <table:table-cell table:style-name="ce2" office:value-type="string">
            <text:p>Action Type</text:p>
          </table:table-cell>
          <table:table-cell table:style-name="ce2" office:value-type="string">
            <text:p>Action Purpose</text:p>
          </table:table-cell>
          <table:table-cell table:style-name="ce2" office:value-type="string">
            <text:p>Event/Trigger</text:p>
          </table:table-cell>
          <table:table-cell table:style-name="ce17" office:value-type="string">
            <text:p>Sender</text:p>
          </table:table-cell>
          <table:table-cell table:style-name="ce17" office:value-type="string">
            <text:p>Receiver</text:p>
          </table:table-cell>
          <table:table-cell table:style-name="ce2" office:value-type="string">
            <text:p>Request / Response Data</text:p>
          </table:table-cell>
          <table:table-cell table:style-name="ce2" office:value-type="string">
            <text:p>Associated Function</text:p>
          </table:table-cell>
        </table:table-row>
        <table:table-row table:style-name="ro2">
          <table:table-cell table:style-name="ce3" office:value-type="string">
            <text:p>Player-Initiated Events</text:p>
          </table:table-cell>
          <table:table-cell table:style-name="ce10" office:value-type="string">
            <text:p>Player State Update</text:p>
          </table:table-cell>
          <table:table-cell table:style-name="ce13" office:value-type="string">
            <text:p>Notifies server of player state changes.</text:p>
          </table:table-cell>
          <table:table-cell table:style-name="ce13" office:value-type="string">
            <text:p>onStateChange (YT.PlayerState)</text:p>
          </table:table-cell>
          <table:table-cell table:style-name="ce18" office:value-type="string">
            <text:p>Video Player</text:p>
          </table:table-cell>
          <table:table-cell table:style-name="ce18" office:value-type="string">
            <text:p>Server</text:p>
          </table:table-cell>
          <table:table-cell table:style-name="ce10" office:value-type="string">
            <text:p>Request: POST /api/player/status body: { venueId, state: 'playing', currentTime, duration }</text:p>
          </table:table-cell>
          <table:table-cell table:style-name="ce21" office:value-type="string">
            <text:p>Player &amp; Venue State Manager</text:p>
          </table:table-cell>
        </table:table-row>
        <table:table-row table:style-name="ro2">
          <table:table-cell office:value-type="string">
            <text:p>Player-Initiated Events</text:p>
          </table:table-cell>
          <table:table-cell office:value-type="string">
            <text:p>Player Initialized</text:p>
          </table:table-cell>
          <table:table-cell office:value-type="string">
            <text:p>Confirms player is loaded and ready.</text:p>
          </table:table-cell>
          <table:table-cell office:value-type="string">
            <text:p>onReady</text:p>
          </table:table-cell>
          <table:table-cell office:value-type="string">
            <text:p>Video Player</text:p>
          </table:table-cell>
          <table:table-cell office:value-type="string">
            <text:p>Server</text:p>
          </table:table-cell>
          <table:table-cell office:value-type="string">
            <text:p>Request: POST /api/player/ready body: { venueId, playerId }</text:p>
          </table:table-cell>
          <table:table-cell office:value-type="string">
            <text:p>Player &amp; Venue State Manager</text:p>
          </table:table-cell>
        </table:table-row>
        <table:table-row table:style-name="ro2">
          <table:table-cell office:value-type="string">
            <text:p>Player-Initiated Events</text:p>
          </table:table-cell>
          <table:table-cell office:value-type="string">
            <text:p>Player Heartbeat</text:p>
          </table:table-cell>
          <table:table-cell office:value-type="string">
            <text:p>Maintains an active connection and syncs time.</text:p>
          </table:table-cell>
          <table:table-cell office:value-type="string">
            <text:p>setInterval (e.g., every 5s)</text:p>
          </table:table-cell>
          <table:table-cell office:value-type="string">
            <text:p>Video Player</text:p>
          </table:table-cell>
          <table:table-cell office:value-type="string">
            <text:p>Server</text:p>
          </table:table-cell>
          <table:table-cell office:value-type="string">
            <text:p>Request: POST /api/player/heartbeat body: { venueId, currentTime }</text:p>
          </table:table-cell>
          <table:table-cell office:value-type="string">
            <text:p>Player &amp; Venue State Manager</text:p>
          </table:table-cell>
        </table:table-row>
        <table:table-row table:style-name="ro2">
          <table:table-cell office:value-type="string">
            <text:p>Player-Initiated Events</text:p>
          </table:table-cell>
          <table:table-cell office:value-type="string">
            <text:p>Player Error</text:p>
          </table:table-cell>
          <table:table-cell office:value-type="string">
            <text:p>Reports a player-related error.</text:p>
          </table:table-cell>
          <table:table-cell office:value-type="string">
            <text:p>onError</text:p>
          </table:table-cell>
          <table:table-cell office:value-type="string">
            <text:p>Video Player</text:p>
          </table:table-cell>
          <table:table-cell office:value-type="string">
            <text:p>Server</text:p>
          </table:table-cell>
          <table:table-cell office:value-type="string">
            <text:p>Request: POST /api/player/error body: { venueId, errorCode }</text:p>
          </table:table-cell>
          <table:table-cell office:value-type="string">
            <text:p>Player &amp; Venue State Manager</text:p>
          </table:table-cell>
        </table:table-row>
        <table:table-row table:style-name="ro2">
          <table:table-cell table:style-name="ce3" office:value-type="string">
            <text:p>UI-Initiated Commands</text:p>
          </table:table-cell>
          <table:table-cell table:style-name="ce10" office:value-type="string">
            <text:p>Playback Control</text:p>
          </table:table-cell>
          <table:table-cell table:style-name="ce13" office:value-type="string">
            <text:p>Toggles playback state of the player.</text:p>
          </table:table-cell>
          <table:table-cell table:style-name="ce13" office:value-type="string">
            <text:p>Play/Pause Button click</text:p>
          </table:table-cell>
          <table:table-cell table:style-name="ce18" office:value-type="string">
            <text:p>UI Admin Console</text:p>
          </table:table-cell>
          <table:table-cell table:style-name="ce18" office:value-type="string">
            <text:p>Server</text:p>
          </table:table-cell>
          <table:table-cell table:style-name="ce10" office:value-type="string">
            <text:p>Request: POST /api/ui/command body: { venueId, command: 'PLAY_PAUSE' }</text:p>
          </table:table-cell>
          <table:table-cell table:style-name="ce21" office:value-type="string">
            <text:p>UI Command &amp; Sync Hub</text:p>
          </table:table-cell>
        </table:table-row>
        <table:table-row table:style-name="ro2">
          <table:table-cell office:value-type="string">
            <text:p>UI-Initiated Commands</text:p>
          </table:table-cell>
          <table:table-cell office:value-type="string">
            <text:p>Track Navigation</text:p>
          </table:table-cell>
          <table:table-cell office:value-type="string">
            <text:p>Skips to the next or previous track.</text:p>
          </table:table-cell>
          <table:table-cell office:value-type="string">
            <text:p>Next/Previous Button click</text:p>
          </table:table-cell>
          <table:table-cell office:value-type="string">
            <text:p>UI Admin Console</text:p>
          </table:table-cell>
          <table:table-cell office:value-type="string">
            <text:p>Server</text:p>
          </table:table-cell>
          <table:table-cell office:value-type="string">
            <text:p>Request: POST /api/ui/command body: { venueId, command: 'PLAY_NEXT' }</text:p>
          </table:table-cell>
          <table:table-cell office:value-type="string">
            <text:p>UI Command &amp; Sync Hub</text:p>
          </table:table-cell>
        </table:table-row>
        <table:table-row table:style-name="ro2">
          <table:table-cell office:value-type="string">
            <text:p>UI-Initiated Commands</text:p>
          </table:table-cell>
          <table:table-cell office:value-type="string">
            <text:p>Volume Control</text:p>
          </table:table-cell>
          <table:table-cell office:value-type="string">
            <text:p>Adjusts the player's master volume.</text:p>
          </table:table-cell>
          <table:table-cell office:value-type="string">
            <text:p>Master Volume Slider change</text:p>
          </table:table-cell>
          <table:table-cell office:value-type="string">
            <text:p>UI Admin Console</text:p>
          </table:table-cell>
          <table:table-cell office:value-type="string">
            <text:p>Server</text:p>
          </table:table-cell>
          <table:table-cell office:value-type="string">
            <text:p>Request: POST /api/ui/command body: { venueId, command: 'SET_VOLUME', value: N }</text:p>
          </table:table-cell>
          <table:table-cell office:value-type="string">
            <text:p>UI Command &amp; Sync Hub</text:p>
          </table:table-cell>
        </table:table-row>
        <table:table-row table:style-name="ro2">
          <table:table-cell office:value-type="string">
            <text:p>UI-Initiated Commands</text:p>
          </table:table-cell>
          <table:table-cell office:value-type="string">
            <text:p>Crossfade Time</text:p>
          </table:table-cell>
          <table:table-cell office:value-type="string">
            <text:p>Updates the crossfade duration setting.</text:p>
          </table:table-cell>
          <table:table-cell office:value-type="string">
            <text:p>Crossfade Time Slider change</text:p>
          </table:table-cell>
          <table:table-cell office:value-type="string">
            <text:p>UI Admin Console</text:p>
          </table:table-cell>
          <table:table-cell office:value-type="string">
            <text:p>Server</text:p>
          </table:table-cell>
          <table:table-cell office:value-type="string">
            <text:p>Request: POST /api/settings/update body: { venueId, setting: 'crossfade_time', value: N }</text:p>
          </table:table-cell>
          <table:table-cell office:value-type="string">
            <text:p>UI Command &amp; Sync Hub</text:p>
          </table:table-cell>
        </table:table-row>
        <table:table-row table:style-name="ro2">
          <table:table-cell office:value-type="string">
            <text:p>UI-Initiated Commands</text:p>
          </table:table-cell>
          <table:table-cell office:value-type="string">
            <text:p>Shuffle Toggling</text:p>
          </table:table-cell>
          <table:table-cell office:value-type="string">
            <text:p>Toggles shuffle mode for the queue.</text:p>
          </table:table-cell>
          <table:table-cell office:value-type="string">
            <text:p>Shuffle Button click</text:p>
          </table:table-cell>
          <table:table-cell office:value-type="string">
            <text:p>UI Admin Console</text:p>
          </table:table-cell>
          <table:table-cell office:value-type="string">
            <text:p>Server</text:p>
          </table:table-cell>
          <table:table-cell office:value-type="string">
            <text:p>Request: POST /api/ui/command body: { venueId, command: 'SHUFFLE_TOGGLE' }</text:p>
          </table:table-cell>
          <table:table-cell office:value-type="string">
            <text:p>UI Command &amp; Sync Hub</text:p>
          </table:table-cell>
        </table:table-row>
        <table:table-row table:style-name="ro2">
          <table:table-cell office:value-type="string">
            <text:p>UI-Initiated Commands</text:p>
          </table:table-cell>
          <table:table-cell office:value-type="string">
            <text:p>Repeat Toggling</text:p>
          </table:table-cell>
          <table:table-cell office:value-type="string">
            <text:p>Toggles repeat mode for the queue.</text:p>
          </table:table-cell>
          <table:table-cell office:value-type="string">
            <text:p>Repeat Button click</text:p>
          </table:table-cell>
          <table:table-cell office:value-type="string">
            <text:p>UI Admin Console</text:p>
          </table:table-cell>
          <table:table-cell office:value-type="string">
            <text:p>Server</text:p>
          </table:table-cell>
          <table:table-cell office:value-type="string">
            <text:p>Request: POST /api/ui/command body: { venueId, command: 'REPEAT_TOGGLE' }</text:p>
          </table:table-cell>
          <table:table-cell office:value-type="string">
            <text:p>UI Command &amp; Sync Hub</text:p>
          </table:table-cell>
        </table:table-row>
        <table:table-row table:style-name="ro2">
          <table:table-cell office:value-type="string">
            <text:p>UI-Initiated Commands</text:p>
          </table:table-cell>
          <table:table-cell office:value-type="string">
            <text:p>Emergency Stop</text:p>
          </table:table-cell>
          <table:table-cell office:value-type="string">
            <text:p>Immediately halts all audio output.</text:p>
          </table:table-cell>
          <table:table-cell office:value-type="string">
            <text:p>Emergency Stop Button click</text:p>
          </table:table-cell>
          <table:table-cell office:value-type="string">
            <text:p>UI Admin Console</text:p>
          </table:table-cell>
          <table:table-cell office:value-type="string">
            <text:p>Server</text:p>
          </table:table-cell>
          <table:table-cell office:value-type="string">
            <text:p>Request: POST /api/ui/command body: { venueId, command: 'EMERGENCY_STOP' }</text:p>
          </table:table-cell>
          <table:table-cell office:value-type="string">
            <text:p>UI Command &amp; Sync Hub</text:p>
          </table:table-cell>
        </table:table-row>
        <table:table-row table:style-name="ro2">
          <table:table-cell office:value-type="string">
            <text:p>UI-Initiated Commands</text:p>
          </table:table-cell>
          <table:table-cell office:value-type="string">
            <text:p>Fade Out Stop</text:p>
          </table:table-cell>
          <table:table-cell office:value-type="string">
            <text:p>Gradually fades out audio playback.</text:p>
          </table:table-cell>
          <table:table-cell office:value-type="string">
            <text:p>Fade Out Stop Button click</text:p>
          </table:table-cell>
          <table:table-cell office:value-type="string">
            <text:p>UI Admin Console</text:p>
          </table:table-cell>
          <table:table-cell office:value-type="string">
            <text:p>Server</text:p>
          </table:table-cell>
          <table:table-cell office:value-type="string">
            <text:p>Request: POST /api/ui/command body: { venueId, command: 'FADE_OUT_STOP' }</text:p>
          </table:table-cell>
          <table:table-cell office:value-type="string">
            <text:p>UI Command &amp; Sync Hub</text:p>
          </table:table-cell>
        </table:table-row>
        <table:table-row table:style-name="ro2">
          <table:table-cell office:value-type="string">
            <text:p>UI-Initiated Commands</text:p>
          </table:table-cell>
          <table:table-cell office:value-type="string">
            <text:p>Add to Queue</text:p>
          </table:table-cell>
          <table:table-cell office:value-type="string">
            <text:p>Adds a track to the active queue.</text:p>
          </table:table-cell>
          <table:table-cell office:value-type="string">
            <text:p>Add to Queue Button click</text:p>
          </table:table-cell>
          <table:table-cell office:value-type="string">
            <text:p>UI Admin Console</text:p>
          </table:table-cell>
          <table:table-cell office:value-type="string">
            <text:p>Server</text:p>
          </table:table-cell>
          <table:table-cell office:value-type="string">
            <text:p>Request: POST /api/queue/add body: { venueId, videoId, position: 'end' }</text:p>
          </table:table-cell>
          <table:table-cell office:value-type="string">
            <text:p>Playlist &amp; Content Manager</text:p>
          </table:table-cell>
        </table:table-row>
        <table:table-row table:style-name="ro2">
          <table:table-cell office:value-type="string">
            <text:p>UI-Initiated Commands</text:p>
          </table:table-cell>
          <table:table-cell office:value-type="string">
            <text:p>Remove from Queue</text:p>
          </table:table-cell>
          <table:table-cell office:value-type="string">
            <text:p>Removes a track from the queue.</text:p>
          </table:table-cell>
          <table:table-cell office:value-type="string">
            <text:p>Remove from Queue Button click</text:p>
          </table:table-cell>
          <table:table-cell office:value-type="string">
            <text:p>UI Admin Console</text:p>
          </table:table-cell>
          <table:table-cell office:value-type="string">
            <text:p>Server</text:p>
          </table:table-cell>
          <table:table-cell office:value-type="string">
            <text:p>Request: POST /api/queue/remove body: { venueId, videoId }</text:p>
          </table:table-cell>
          <table:table-cell office:value-type="string">
            <text:p>Playlist &amp; Content Manager</text:p>
          </table:table-cell>
        </table:table-row>
        <table:table-row table:style-name="ro2">
          <table:table-cell office:value-type="string">
            <text:p>UI-Initiated Commands</text:p>
          </table:table-cell>
          <table:table-cell office:value-type="string">
            <text:p>Quick Add</text:p>
          </table:table-cell>
          <table:table-cell office:value-type="string">
            <text:p>Adds a predefined track to the queue.</text:p>
          </table:table-cell>
          <table:table-cell office:value-type="string">
            <text:p>Quick Add Buttons click</text:p>
          </table:table-cell>
          <table:table-cell office:value-type="string">
            <text:p>UI Admin Console</text:p>
          </table:table-cell>
          <table:table-cell office:value-type="string">
            <text:p>Server</text:p>
          </table:table-cell>
          <table:table-cell office:value-type="string">
            <text:p>Request: POST /api/queue/add body: { venueId, videoId, action: 'quick' }</text:p>
          </table:table-cell>
          <table:table-cell office:value-type="string">
            <text:p>Playlist &amp; Content Manager</text:p>
          </table:table-cell>
        </table:table-row>
        <table:table-row table:style-name="ro2">
          <table:table-cell office:value-type="string">
            <text:p>UI-Initiated Commands</text:p>
          </table:table-cell>
          <table:table-cell office:value-type="string">
            <text:p>Search Query</text:p>
          </table:table-cell>
          <table:table-cell office:value-type="string">
            <text:p>Retrieves search results from the library.</text:p>
          </table:table-cell>
          <table:table-cell office:value-type="string">
            <text:p>Search Input Field input</text:p>
          </table:table-cell>
          <table:table-cell office:value-type="string">
            <text:p>UI Admin Console</text:p>
          </table:table-cell>
          <table:table-cell office:value-type="string">
            <text:p>Server</text:p>
          </table:table-cell>
          <table:table-cell office:value-type="string">
            <text:p>Request: GET /api/search?q=query&amp;filters=...</text:p>
          </table:table-cell>
          <table:table-cell office:value-type="string">
            <text:p>Playlist &amp; Content Manager</text:p>
          </table:table-cell>
        </table:table-row>
        <table:table-row table:style-name="ro2">
          <table:table-cell office:value-type="string">
            <text:p>UI-Initiated Commands</text:p>
          </table:table-cell>
          <table:table-cell office:value-type="string">
            <text:p>Track Preview</text:p>
          </table:table-cell>
          <table:table-cell office:value-type="string">
            <text:p>Requests a preview URL for a track.</text:p>
          </table:table-cell>
          <table:table-cell office:value-type="string">
            <text:p>Track Preview Button click</text:p>
          </table:table-cell>
          <table:table-cell office:value-type="string">
            <text:p>UI Admin Console</text:p>
          </table:table-cell>
          <table:table-cell office:value-type="string">
            <text:p>Server</text:p>
          </table:table-cell>
          <table:table-cell office:value-type="string">
            <text:p>Request: GET /api/preview?videoId=...</text:p>
          </table:table-cell>
          <table:table-cell office:value-type="string">
            <text:p>Playlist &amp; Content Manager</text:p>
          </table:table-cell>
        </table:table-row>
        <table:table-row table:style-name="ro2">
          <table:table-cell office:value-type="string">
            <text:p>UI-Initiated Commands</text:p>
          </table:table-cell>
          <table:table-cell office:value-type="string">
            <text:p>Like/Vote</text:p>
          </table:table-cell>
          <table:table-cell office:value-type="string">
            <text:p>Records a user's vote on a track.</text:p>
          </table:table-cell>
          <table:table-cell office:value-type="string">
            <text:p>Like/Vote Button click</text:p>
          </table:table-cell>
          <table:table-cell office:value-type="string">
            <text:p>UI Admin Console</text:p>
          </table:table-cell>
          <table:table-cell office:value-type="string">
            <text:p>Server</text:p>
          </table:table-cell>
          <table:table-cell office:value-type="string">
            <text:p>Request: POST /api/track/vote body: { venueId, videoId, voteType: 'like' }</text:p>
          </table:table-cell>
          <table:table-cell office:value-type="string">
            <text:p>UI Command &amp; Sync Hub</text:p>
          </table:table-cell>
        </table:table-row>
        <table:table-row table:style-name="ro2">
          <table:table-cell office:value-type="string">
            <text:p>UI-Initiated Commands</text:p>
          </table:table-cell>
          <table:table-cell office:value-type="string">
            <text:p>Content Upload</text:p>
          </table:table-cell>
          <table:table-cell office:value-type="string">
            <text:p>Uploads new media to the content gallery.</text:p>
          </table:table-cell>
          <table:table-cell office:value-type="string">
            <text:p>Content Upload Form submit</text:p>
          </table:table-cell>
          <table:table-cell office:value-type="string">
            <text:p>UI Admin Console</text:p>
          </table:table-cell>
          <table:table-cell office:value-type="string">
            <text:p>Server</text:p>
          </table:table-cell>
          <table:table-cell office:value-type="string">
            <text:p>Request: POST /api/content/upload body: { file, venueId }</text:p>
          </table:table-cell>
          <table:table-cell office:value-type="string">
            <text:p>Playlist &amp; Content Manager</text:p>
          </table:table-cell>
        </table:table-row>
        <table:table-row table:style-name="ro2">
          <table:table-cell office:value-type="string">
            <text:p>UI-Initiated Commands</text:p>
          </table:table-cell>
          <table:table-cell office:value-type="string">
            <text:p>Delete Content</text:p>
          </table:table-cell>
          <table:table-cell office:value-type="string">
            <text:p>Deletes a media item from the gallery.</text:p>
          </table:table-cell>
          <table:table-cell office:value-type="string">
            <text:p>Delete Selected Button click</text:p>
          </table:table-cell>
          <table:table-cell office:value-type="string">
            <text:p>UI Admin Console</text:p>
          </table:table-cell>
          <table:table-cell office:value-type="string">
            <text:p>Server</text:p>
          </table:table-cell>
          <table:table-cell office:value-type="string">
            <text:p>Request: POST /api/content/delete body: { venueId, contentIds: [...] }</text:p>
          </table:table-cell>
          <table:table-cell office:value-type="string">
            <text:p>Playlist &amp; Content Manager</text:p>
          </table:table-cell>
        </table:table-row>
        <table:table-row table:style-name="ro2">
          <table:table-cell office:value-type="string">
            <text:p>UI-Initiated Commands</text:p>
          </table:table-cell>
          <table:table-cell office:value-type="string">
            <text:p>Playlist Management</text:p>
          </table:table-cell>
          <table:table-cell office:value-type="string">
            <text:p>Creates, stars, or modifies a playlist.</text:p>
          </table:table-cell>
          <table:table-cell office:value-type="string">
            <text:p>Playlist Cards, Star/Unstar Toggle click</text:p>
          </table:table-cell>
          <table:table-cell office:value-type="string">
            <text:p>UI Admin Console</text:p>
          </table:table-cell>
          <table:table-cell office:value-type="string">
            <text:p>Server</text:p>
          </table:table-cell>
          <table:table-cell office:value-type="string">
            <text:p>Request: POST /api/playlist/manage body: { action: 'star', playlistId, userId }</text:p>
          </table:table-cell>
          <table:table-cell office:value-type="string">
            <text:p>Playlist &amp; Content Manager</text:p>
          </table:table-cell>
        </table:table-row>
        <table:table-row table:style-name="ro2">
          <table:table-cell office:value-type="string">
            <text:p>UI-Initiated Commands</text:p>
          </table:table-cell>
          <table:table-cell office:value-type="string">
            <text:p>Schedule Management</text:p>
          </table:table-cell>
          <table:table-cell office:value-type="string">
            <text:p>Creates or modifies a schedule entry.</text:p>
          </table:table-cell>
          <table:table-cell office:value-type="string">
            <text:p>Calendar Grid click, form changes</text:p>
          </table:table-cell>
          <table:table-cell office:value-type="string">
            <text:p>UI Admin Console</text:p>
          </table:table-cell>
          <table:table-cell office:value-type="string">
            <text:p>Server</text:p>
          </table:table-cell>
          <table:table-cell office:value-type="string">
            <text:p>Request: POST /api/schedule/update body: { venueId, scheduleData: { ... } }</text:p>
          </table:table-cell>
          <table:table-cell office:value-type="string">
            <text:p>UI Command &amp; Sync Hub</text:p>
          </table:table-cell>
        </table:table-row>
        <table:table-row table:style-name="ro2">
          <table:table-cell office:value-type="string">
            <text:p>UI-Initiated Commands</text:p>
          </table:table-cell>
          <table:table-cell office:value-type="string">
            <text:p>System Settings</text:p>
          </table:table-cell>
          <table:table-cell office:value-type="string">
            <text:p>Modifies player or system settings.</text:p>
          </table:table-cell>
          <table:table-cell office:value-type="string">
            <text:p>EQ Controls, Network Settings change</text:p>
          </table:table-cell>
          <table:table-cell office:value-type="string">
            <text:p>UI Admin Console</text:p>
          </table:table-cell>
          <table:table-cell office:value-type="string">
            <text:p>Server</text:p>
          </table:table-cell>
          <table:table-cell office:value-type="string">
            <text:p>Request: POST /api/settings/update body: { venueId, setting: 'eq', value: { ... } }</text:p>
          </table:table-cell>
          <table:table-cell office:value-type="string">
            <text:p>UI Command &amp; Sync Hub</text:p>
          </table:table-cell>
        </table:table-row>
        <table:table-row table:style-name="ro2">
          <table:table-cell office:value-type="string">
            <text:p>UI-Initiated Commands</text:p>
          </table:table-cell>
          <table:table-cell office:value-type="string">
            <text:p>User Preferences</text:p>
          </table:table-cell>
          <table:table-cell office:value-type="string">
            <text:p>Updates user-specific settings.</text:p>
          </table:table-cell>
          <table:table-cell office:value-type="string">
            <text:p>User Preferences change</text:p>
          </table:table-cell>
          <table:table-cell office:value-type="string">
            <text:p>UI Admin Console</text:p>
          </table:table-cell>
          <table:table-cell office:value-type="string">
            <text:p>Server</text:p>
          </table:table-cell>
          <table:table-cell office:value-type="string">
            <text:p>Request: POST /api/user/preferences body: { userId, preferences: { ... } }</text:p>
          </table:table-cell>
          <table:table-cell office:value-type="string">
            <text:p>Auth &amp; Setup Handler</text:p>
          </table:table-cell>
        </table:table-row>
        <table:table-row table:style-name="ro2">
          <table:table-cell office:value-type="string">
            <text:p>UI-Initiated Commands</text:p>
          </table:table-cell>
          <table:table-cell office:value-type="string">
            <text:p>Authentication</text:p>
          </table:table-cell>
          <table:table-cell office:value-type="string">
            <text:p>Enables/disables auth settings or manages keys.</text:p>
          </table:table-cell>
          <table:table-cell office:value-type="string">
            <text:p>Authentication Toggles, API Key Management click</text:p>
          </table:table-cell>
          <table:table-cell office:value-type="string">
            <text:p>UI Admin Console</text:p>
          </table:table-cell>
          <table:table-cell office:value-type="string">
            <text:p>Server</text:p>
          </table:table-cell>
          <table:table-cell office:value-type="string">
            <text:p>Request: POST /api/auth/settings body: { setting: '2fa_enabled', value: true }</text:p>
          </table:table-cell>
          <table:table-cell office:value-type="string">
            <text:p>Auth &amp; Setup Handler</text:p>
          </table:table-cell>
        </table:table-row>
        <table:table-row table:style-name="ro2">
          <table:table-cell office:value-type="string">
            <text:p>UI-Initiated Commands</text:p>
          </table:table-cell>
          <table:table-cell office:value-type="string">
            <text:p>Backup/Restore</text:p>
          </table:table-cell>
          <table:table-cell office:value-type="string">
            <text:p>Triggers a system backup or restore.</text:p>
          </table:table-cell>
          <table:table-cell office:value-type="string">
            <text:p>Backup/Restore Buttons click</text:p>
          </table:table-cell>
          <table:table-cell office:value-type="string">
            <text:p>UI Admin Console</text:p>
          </table:table-cell>
          <table:table-cell office:value-type="string">
            <text:p>Server</text:p>
          </table:table-cell>
          <table:table-cell office:value-type="string">
            <text:p>Request: POST /api/system/backup body: { venueId }</text:p>
          </table:table-cell>
          <table:table-cell office:value-type="string">
            <text:p>UI Command &amp; Sync Hub</text:p>
          </table:table-cell>
        </table:table-row>
        <table:table-row table:style-name="ro2">
          <table:table-cell table:style-name="ce5" office:value-type="string">
            <text:p>UI-Initiated Commands</text:p>
          </table:table-cell>
          <table:table-cell table:style-name="ce12" office:value-type="string">
            <text:p>Download Log</text:p>
          </table:table-cell>
          <table:table-cell table:style-name="ce15" office:value-type="string">
            <text:p>Triggers the download of log files.</text:p>
          </table:table-cell>
          <table:table-cell table:style-name="ce15" office:value-type="string">
            <text:p>Log Download Button click</text:p>
          </table:table-cell>
          <table:table-cell table:style-name="ce20" office:value-type="string">
            <text:p>UI Admin Console</text:p>
          </table:table-cell>
          <table:table-cell table:style-name="ce20" office:value-type="string">
            <text:p>Server</text:p>
          </table:table-cell>
          <table:table-cell table:style-name="ce12" office:value-type="string">
            <text:p>Request: GET /api/logs/download body: { venueId }</text:p>
          </table:table-cell>
          <table:table-cell table:style-name="ce23" office:value-type="string">
            <text:p>Scheduler &amp; Maintenance Agent</text:p>
          </table:table-cell>
        </table:table-row>
        <table:table-row table:style-name="ro3">
          <table:table-cell office:value-type="string">
            <text:p>Server-Initiated Events</text:p>
          </table:table-cell>
          <table:table-cell office:value-type="string">
            <text:p>Now Playing Update</text:p>
          </table:table-cell>
          <table:table-cell office:value-type="string">
            <text:p>Syncs all clients with the current track info.</text:p>
          </table:table-cell>
          <table:table-cell office:value-type="string">
            <text:p>Player state change or initial UI connection</text:p>
          </table:table-cell>
          <table:table-cell office:value-type="string">
            <text:p>Server</text:p>
          </table:table-cell>
          <table:table-cell office:value-type="string">
            <text:p>UI Admin Console &amp; Player</text:p>
          </table:table-cell>
          <table:table-cell office:value-type="string">
            <text:p>Response: WebSocket/SSE message: { type: 'NOW_PLAYING_UPDATE', payload: { title, artist, duration, thumbnail, state, start_timestamp } }</text:p>
          </table:table-cell>
          <table:table-cell office:value-type="string">
            <text:p>UI Command &amp; Sync Hub</text:p>
          </table:table-cell>
        </table:table-row>
        <table:table-row table:style-name="ro4">
          <table:table-cell office:value-type="string">
            <text:p>Server-Initiated Events</text:p>
          </table:table-cell>
          <table:table-cell office:value-type="string">
            <text:p>Player Disconnected</text:p>
          </table:table-cell>
          <table:table-cell office:value-type="string">
            <text:p>Notifies UI that the player is offline.</text:p>
          </table:table-cell>
          <table:table-cell office:value-type="string">
            <text:p>Heartbeat timeout on the server</text:p>
          </table:table-cell>
          <table:table-cell office:value-type="string">
            <text:p>Server</text:p>
          </table:table-cell>
          <table:table-cell office:value-type="string">
            <text:p>UI Admin Console</text:p>
          </table:table-cell>
          <table:table-cell office:value-type="string">
            <text:p>Response: WebSocket/SSE message: { type: 'PLAYER_DISCONNECTED', venueId }</text:p>
          </table:table-cell>
          <table:table-cell office:value-type="string">
            <text:p>Scheduler &amp; Maintenance Agent</text:p>
          </table:table-cell>
        </table:table-row>
        <table:table-row table:style-name="ro4">
          <table:table-cell office:value-type="string">
            <text:p>Server-Initiated Events</text:p>
          </table:table-cell>
          <table:table-cell office:value-type="string">
            <text:p>Queue Update</text:p>
          </table:table-cell>
          <table:table-cell office:value-type="string">
            <text:p>Syncs all clients with the latest queue state.</text:p>
          </table:table-cell>
          <table:table-cell office:value-type="string">
            <text:p>Add/Remove from Queue request</text:p>
          </table:table-cell>
          <table:table-cell office:value-type="string">
            <text:p>Server</text:p>
          </table:table-cell>
          <table:table-cell office:value-type="string">
            <text:p>UI Admin Console</text:p>
          </table:table-cell>
          <table:table-cell office:value-type="string">
            <text:p>Response: WebSocket/SSE message: { type: 'QUEUE_UPDATE', payload: { active_queue, priority_queue } }</text:p>
          </table:table-cell>
          <table:table-cell office:value-type="string">
            <text:p>UI Command &amp; Sync Hub</text:p>
          </table:table-cell>
        </table:table-row>
        <table:table-row table:style-name="ro4">
          <table:table-cell office:value-type="string">
            <text:p>Server-Initiated Events</text:p>
          </table:table-cell>
          <table:table-cell office:value-type="string">
            <text:p>System Status</text:p>
          </table:table-cell>
          <table:table-cell office:value-type="string">
            <text:p>Notifies of system-wide changes.</text:p>
          </table:table-cell>
          <table:table-cell office:value-type="string">
            <text:p>Scheduled task or system control request</text:p>
          </table:table-cell>
          <table:table-cell office:value-type="string">
            <text:p>Server</text:p>
          </table:table-cell>
          <table:table-cell office:value-type="string">
            <text:p>UI Admin Console</text:p>
          </table:table-cell>
          <table:table-cell office:value-type="string">
            <text:p>Response: WebSocket/SSE message: { type: 'SYSTEM_STATUS', status: 'backup_in_progress' }</text:p>
          </table:table-cell>
          <table:table-cell office:value-type="string">
            <text:p>Scheduler &amp; Maintenance Agent</text:p>
          </table:table-cell>
        </table:table-row>
        <table:table-row table:style-name="ro4">
          <table:table-cell office:value-type="string">
            <text:p>Server-Initiated Events</text:p>
          </table:table-cell>
          <table:table-cell office:value-type="string">
            <text:p>Log Update</text:p>
          </table:table-cell>
          <table:table-cell office:value-type="string">
            <text:p>Streams real-time log entries to the UI.</text:p>
          </table:table-cell>
          <table:table-cell office:value-type="string">
            <text:p>New log entry in activity_log</text:p>
          </table:table-cell>
          <table:table-cell office:value-type="string">
            <text:p>Server</text:p>
          </table:table-cell>
          <table:table-cell office:value-type="string">
            <text:p>UI Admin Console</text:p>
          </table:table-cell>
          <table:table-cell office:value-type="string">
            <text:p>Response: WebSocket/SSE message: { type: 'LOG_ENTRY', entry: { ... } }</text:p>
          </table:table-cell>
          <table:table-cell office:value-type="string">
            <text:p>All Functions</text:p>
          </table:table-cell>
        </table:table-row>
        <table:table-row table:style-name="ro4">
          <table:table-cell office:value-type="string">
            <text:p>Server-Initiated Events</text:p>
          </table:table-cell>
          <table:table-cell office:value-type="string">
            <text:p>User Authentication</text:p>
          </table:table-cell>
          <table:table-cell office:value-type="string">
            <text:p>Pushes user data and permissions on login.</text:p>
          </table:table-cell>
          <table:table-cell office:value-type="string">
            <text:p>Successful login event</text:p>
          </table:table-cell>
          <table:table-cell office:value-type="string">
            <text:p>Server</text:p>
          </table:table-cell>
          <table:table-cell office:value-type="string">
            <text:p>UI Admin Console</text:p>
          </table:table-cell>
          <table:table-cell office:value-type="string">
            <text:p>Response: WebSocket/SSE message: { type: 'AUTH_SUCCESS', payload: { userId, role, preferences } }</text:p>
          </table:table-cell>
          <table:table-cell office:value-type="string">
            <text:p>Auth &amp; Setup Handler</text:p>
          </table:table-cell>
        </table:table-row>
        <table:table-row table:style-name="ro4">
          <table:table-cell office:value-type="string">
            <text:p>Server-Initiated Events</text:p>
          </table:table-cell>
          <table:table-cell office:value-type="string">
            <text:p>Search Results Update</text:p>
          </table:table-cell>
          <table:table-cell office:value-type="string">
            <text:p>Pushes search results to the UI.</text:p>
          </table:table-cell>
          <table:table-cell office:value-type="string">
            <text:p>Search query request completed</text:p>
          </table:table-cell>
          <table:table-cell office:value-type="string">
            <text:p>Server</text:p>
          </table:table-cell>
          <table:table-cell office:value-type="string">
            <text:p>UI Admin Console</text:p>
          </table:table-cell>
          <table:table-cell office:value-type="string">
            <text:p>Response: WebSocket/SSE message: { type: 'SEARCH_RESULTS_UPDATE', payload: [...] }</text:p>
          </table:table-cell>
          <table:table-cell office:value-type="string">
            <text:p>Playlist &amp; Content Manager</text:p>
          </table:table-cell>
        </table:table-row>
        <table:table-row table:style-name="ro4">
          <table:table-cell office:value-type="string">
            <text:p>Server-Initiated Events</text:p>
          </table:table-cell>
          <table:table-cell office:value-type="string">
            <text:p>Content Gallery Update</text:p>
          </table:table-cell>
          <table:table-cell office:value-type="string">
            <text:p>Pushes an updated content list.</text:p>
          </table:table-cell>
          <table:table-cell office:value-type="string">
            <text:p>Upload/delete request completed</text:p>
          </table:table-cell>
          <table:table-cell office:value-type="string">
            <text:p>Server</text:p>
          </table:table-cell>
          <table:table-cell office:value-type="string">
            <text:p>UI Admin Console</text:p>
          </table:table-cell>
          <table:table-cell office:value-type="string">
            <text:p>Response: WebSocket/SSE message: { type: 'CONTENT_GALLERY_UPDATE', payload: [...] }</text:p>
          </table:table-cell>
          <table:table-cell office:value-type="string">
            <text:p>Playlist &amp; Content Manager</text:p>
          </table:table-cell>
        </table:table-row>
        <table:table-row table:style-name="ro5">
          <table:table-cell office:value-type="string">
            <text:p>Server-Initiated Events</text:p>
          </table:table-cell>
          <table:table-cell office:value-type="string">
            <text:p>Playlist Content Update</text:p>
          </table:table-cell>
          <table:table-cell office:value-type="string">
            <text:p>Pushes the content of a selected playlist.</text:p>
          </table:table-cell>
          <table:table-cell office:value-type="string">
            <text:p>Playlist card click</text:p>
          </table:table-cell>
          <table:table-cell office:value-type="string">
            <text:p>Server</text:p>
          </table:table-cell>
          <table:table-cell office:value-type="string">
            <text:p>UI Admin Console</text:p>
          </table:table-cell>
          <table:table-cell office:value-type="string">
            <text:p>Response: WebSocket/SSE message: { type: 'PLAYLIST_CONTENT_UPDATE', payload: { playlist } }</text:p>
          </table:table-cell>
          <table:table-cell office:value-type="string">
            <text:p>Playlist &amp; Content Manager</text:p>
          </table:table-cell>
        </table:table-row>
        <table:table-row table:style-name="ro3">
          <table:table-cell table:style-name="ce6" office:value-type="string">
            <text:p>Player-Specific UI Components</text:p>
          </table:table-cell>
          <table:table-cell table:style-name="ce10" office:value-type="string">
            <text:p>Video Thumbnail</text:p>
          </table:table-cell>
          <table:table-cell table:style-name="ce13" office:value-type="string">
            <text:p>Displays current track thumbnail.</text:p>
          </table:table-cell>
          <table:table-cell table:style-name="ce13" office:value-type="string">
            <text:p>NOW_PLAYING_UPDATE event</text:p>
          </table:table-cell>
          <table:table-cell table:style-name="ce18" office:value-type="string">
            <text:p>Server</text:p>
          </table:table-cell>
          <table:table-cell table:style-name="ce18" office:value-type="string">
            <text:p>UI Admin Console</text:p>
          </table:table-cell>
          <table:table-cell table:style-name="ce13" office:value-type="string">
            <text:p>payload.thumbnail</text:p>
          </table:table-cell>
          <table:table-cell table:style-name="ce21" office:value-type="string">
            <text:p>N/A</text:p>
          </table:table-cell>
        </table:table-row>
        <table:table-row table:style-name="ro3">
          <table:table-cell table:style-name="ce7" office:value-type="string">
            <text:p>Player-Specific UI Components</text:p>
          </table:table-cell>
          <table:table-cell office:value-type="string">
            <text:p>Video Title</text:p>
          </table:table-cell>
          <table:table-cell office:value-type="string">
            <text:p>Displays current track title.</text:p>
          </table:table-cell>
          <table:table-cell office:value-type="string">
            <text:p>NOW_PLAYING_UPDATE event</text:p>
          </table:table-cell>
          <table:table-cell office:value-type="string">
            <text:p>Server</text:p>
          </table:table-cell>
          <table:table-cell office:value-type="string">
            <text:p>UI Admin Console</text:p>
          </table:table-cell>
          <table:table-cell table:style-name="ce14" office:value-type="string">
            <text:p>payload.title</text:p>
          </table:table-cell>
          <table:table-cell office:value-type="string">
            <text:p>N/A</text:p>
          </table:table-cell>
        </table:table-row>
        <table:table-row table:style-name="ro3">
          <table:table-cell table:style-name="ce7" office:value-type="string">
            <text:p>Player-Specific UI Components</text:p>
          </table:table-cell>
          <table:table-cell office:value-type="string">
            <text:p>Video Metadata</text:p>
          </table:table-cell>
          <table:table-cell office:value-type="string">
            <text:p>Displays channel and duration.</text:p>
          </table:table-cell>
          <table:table-cell office:value-type="string">
            <text:p>NOW_PLAYING_UPDATE event</text:p>
          </table:table-cell>
          <table:table-cell office:value-type="string">
            <text:p>Server</text:p>
          </table:table-cell>
          <table:table-cell office:value-type="string">
            <text:p>UI Admin Console</text:p>
          </table:table-cell>
          <table:table-cell table:style-name="ce14" office:value-type="string">
            <text:p>payload.channel, payload.duration</text:p>
          </table:table-cell>
          <table:table-cell office:value-type="string">
            <text:p>N/A</text:p>
          </table:table-cell>
        </table:table-row>
        <table:table-row table:style-name="ro3">
          <table:table-cell table:style-name="ce7" office:value-type="string">
            <text:p>Player-Specific UI Components</text:p>
          </table:table-cell>
          <table:table-cell office:value-type="string">
            <text:p>Progress Bar</text:p>
          </table:table-cell>
          <table:table-cell office:value-type="string">
            <text:p>Visualizes playback progress.</text:p>
          </table:table-cell>
          <table:table-cell office:value-type="string">
            <text:p>NOW_PLAYING_UPDATE event</text:p>
          </table:table-cell>
          <table:table-cell office:value-type="string">
            <text:p>Server</text:p>
          </table:table-cell>
          <table:table-cell office:value-type="string">
            <text:p>UI Admin Console</text:p>
          </table:table-cell>
          <table:table-cell table:style-name="ce14" office:value-type="string">
            <text:p>payload.start_timestamp, payload.duration</text:p>
          </table:table-cell>
          <table:table-cell office:value-type="string">
            <text:p>N/A</text:p>
          </table:table-cell>
        </table:table-row>
        <table:table-row table:style-name="ro3">
          <table:table-cell table:style-name="ce7" office:value-type="string">
            <text:p>Player-Specific UI Components</text:p>
          </table:table-cell>
          <table:table-cell office:value-type="string">
            <text:p>Queue List</text:p>
          </table:table-cell>
          <table:table-cell office:value-type="string">
            <text:p>Displays the list of upcoming songs.</text:p>
          </table:table-cell>
          <table:table-cell office:value-type="string">
            <text:p>QUEUE_UPDATE event</text:p>
          </table:table-cell>
          <table:table-cell office:value-type="string">
            <text:p>Server</text:p>
          </table:table-cell>
          <table:table-cell office:value-type="string">
            <text:p>UI Admin Console</text:p>
          </table:table-cell>
          <table:table-cell table:style-name="ce14" office:value-type="string">
            <text:p>payload.active_queue</text:p>
          </table:table-cell>
          <table:table-cell office:value-type="string">
            <text:p>N/A</text:p>
          </table:table-cell>
        </table:table-row>
        <table:table-row table:style-name="ro3">
          <table:table-cell table:style-name="ce7" office:value-type="string">
            <text:p>Player-Specific UI Components</text:p>
          </table:table-cell>
          <table:table-cell office:value-type="string">
            <text:p>Log Display Panel</text:p>
          </table:table-cell>
          <table:table-cell office:value-type="string">
            <text:p>Displays real-time logs.</text:p>
          </table:table-cell>
          <table:table-cell office:value-type="string">
            <text:p>LOG_ENTRY_UPDATE event</text:p>
          </table:table-cell>
          <table:table-cell office:value-type="string">
            <text:p>Server</text:p>
          </table:table-cell>
          <table:table-cell office:value-type="string">
            <text:p>UI Admin Console</text:p>
          </table:table-cell>
          <table:table-cell table:style-name="ce14" office:value-type="string">
            <text:p>payload.entry</text:p>
          </table:table-cell>
          <table:table-cell office:value-type="string">
            <text:p>N/A</text:p>
          </table:table-cell>
        </table:table-row>
        <table:table-row table:style-name="ro3">
          <table:table-cell table:style-name="ce7" office:value-type="string">
            <text:p>Player-Specific UI Components</text:p>
          </table:table-cell>
          <table:table-cell office:value-type="string">
            <text:p>Search Results Display</text:p>
          </table:table-cell>
          <table:table-cell office:value-type="string">
            <text:p>Displays a list of tracks.</text:p>
          </table:table-cell>
          <table:table-cell office:value-type="string">
            <text:p>SEARCH_RESULTS_UPDATE event</text:p>
          </table:table-cell>
          <table:table-cell office:value-type="string">
            <text:p>Server</text:p>
          </table:table-cell>
          <table:table-cell office:value-type="string">
            <text:p>UI Admin Console</text:p>
          </table:table-cell>
          <table:table-cell table:style-name="ce14" office:value-type="string">
            <text:p>payload.results</text:p>
          </table:table-cell>
          <table:table-cell office:value-type="string">
            <text:p>N/A</text:p>
          </table:table-cell>
        </table:table-row>
        <table:table-row table:style-name="ro3">
          <table:table-cell table:style-name="ce7" office:value-type="string">
            <text:p>Player-Specific UI Components</text:p>
          </table:table-cell>
          <table:table-cell office:value-type="string">
            <text:p>Playlist Cards</text:p>
          </table:table-cell>
          <table:table-cell office:value-type="string">
            <text:p>Displays playlists.</text:p>
          </table:table-cell>
          <table:table-cell office:value-type="string">
            <text:p>PLAYLIST_CONTENT_UPDATE event</text:p>
          </table:table-cell>
          <table:table-cell office:value-type="string">
            <text:p>Server</text:p>
          </table:table-cell>
          <table:table-cell office:value-type="string">
            <text:p>UI Admin Console</text:p>
          </table:table-cell>
          <table:table-cell table:style-name="ce14" office:value-type="string">
            <text:p>payload.playlists</text:p>
          </table:table-cell>
          <table:table-cell office:value-type="string">
            <text:p>N/A</text:p>
          </table:table-cell>
        </table:table-row>
        <table:table-row table:style-name="ro3">
          <table:table-cell table:style-name="ce7" office:value-type="string">
            <text:p>Player-Specific UI Components</text:p>
          </table:table-cell>
          <table:table-cell office:value-type="string">
            <text:p>Content Gallery</text:p>
          </table:table-cell>
          <table:table-cell office:value-type="string">
            <text:p>Displays uploaded media items.</text:p>
          </table:table-cell>
          <table:table-cell office:value-type="string">
            <text:p>CONTENT_GALLERY_UPDATE event</text:p>
          </table:table-cell>
          <table:table-cell office:value-type="string">
            <text:p>Server</text:p>
          </table:table-cell>
          <table:table-cell office:value-type="string">
            <text:p>UI Admin Console</text:p>
          </table:table-cell>
          <table:table-cell table:style-name="ce14" office:value-type="string">
            <text:p>payload.items</text:p>
          </table:table-cell>
          <table:table-cell office:value-type="string">
            <text:p>N/A</text:p>
          </table:table-cell>
        </table:table-row>
        <table:table-row table:style-name="ro3">
          <table:table-cell table:style-name="ce8" office:value-type="string">
            <text:p>Player-Specific UI Components</text:p>
          </table:table-cell>
          <table:table-cell table:style-name="ce12" office:value-type="string">
            <text:p>Calendar Grid</text:p>
          </table:table-cell>
          <table:table-cell table:style-name="ce15" office:value-type="string">
            <text:p>Displays schedule slots.</text:p>
          </table:table-cell>
          <table:table-cell table:style-name="ce15" office:value-type="string">
            <text:p>SCHEDULE_DATA_UPDATE event</text:p>
          </table:table-cell>
          <table:table-cell table:style-name="ce20" office:value-type="string">
            <text:p>Server</text:p>
          </table:table-cell>
          <table:table-cell table:style-name="ce20" office:value-type="string">
            <text:p>UI Admin Console</text:p>
          </table:table-cell>
          <table:table-cell table:style-name="ce15" office:value-type="string">
            <text:p>payload.schedule</text:p>
          </table:table-cell>
          <table:table-cell table:style-name="ce23" office:value-type="string">
            <text:p>N/A</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ei" svg:font-family="Are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N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9-26">26/09/2025</text:date>, <text:time>05:03:35</text:time></text:p>
        </style:region-right>
      </style:header>
      <style:header-left style:display="false"/>
      <style:footer>
        <text:p>Page <text:page-number>1</text:page-number> / <text:page-count>99</text:page-count></text:p>
      </style:footer>
      <style:footer-left style:display="false"/>
    </style:master-page>
  </office:master-styles>
</office:document-styles>
</file>